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Negrito"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2.101cm" style:rel-column-width="8604*"/>
    </style:style>
    <style:style style:name="Tabela1.B" style:family="table-column">
      <style:table-column-properties style:column-width="3.207cm" style:rel-column-width="13134*"/>
    </style:style>
    <style:style style:name="Tabela1.C" style:family="table-column">
      <style:table-column-properties style:column-width="10.693cm" style:rel-column-width="43797*"/>
    </style:style>
    <style:style style:name="Tabela1.A1" style:family="table-cell">
      <style:table-cell-properties fo:padding="0.097cm" fo:border-left="0.05pt solid #000000" fo:border-right="none" fo:border-top="0.05pt solid #000000" fo:border-bottom="0.05pt solid #000000"/>
    </style:style>
    <style:style style:name="Tabela1.C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style>
    <style:style style:name="Tabela2.A" style:family="table-column">
      <style:table-column-properties style:column-width="3.092cm" style:rel-column-width="12664*"/>
    </style:style>
    <style:style style:name="Tabela2.B" style:family="table-column">
      <style:table-column-properties style:column-width="1.901cm" style:rel-column-width="7788*"/>
    </style:style>
    <style:style style:name="Tabela2.C" style:family="table-column">
      <style:table-column-properties style:column-width="4.743cm" style:rel-column-width="19427*"/>
    </style:style>
    <style:style style:name="Tabela2.D" style:family="table-column">
      <style:table-column-properties style:column-width="6.264cm" style:rel-column-width="2565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none" fo:border-top="none" fo:border-bottom="0.05pt solid #000000"/>
    </style:style>
    <style:style style:name="Tabela2.D3" style:family="table-cell">
      <style:table-cell-properties fo:padding="0.097cm" fo:border-left="0.05pt solid #000000" fo:border-right="0.05pt solid #000000"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none" fo:border-top="none" fo:border-bottom="0.05pt solid #000000"/>
    </style:style>
    <style:style style:name="Tabela2.D4" style:family="table-cell">
      <style:table-cell-properties fo:padding="0.097cm" fo:border-left="0.05pt solid #000000" fo:border-right="0.05pt solid #000000"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none" fo:border-top="none" fo:border-bottom="0.05pt solid #000000"/>
    </style:style>
    <style:style style:name="Tabela2.D5" style:family="table-cell">
      <style:table-cell-properties fo:padding="0.097cm" fo:border-left="0.05pt solid #000000" fo:border-right="0.05pt solid #000000"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none" fo:border-top="none" fo:border-bottom="0.05pt solid #000000"/>
    </style:style>
    <style:style style:name="Tabela2.D6" style:family="table-cell">
      <style:table-cell-properties fo:padding="0.097cm" fo:border-left="0.05pt solid #000000" fo:border-right="0.05pt solid #000000"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none" fo:border-top="none" fo:border-bottom="0.05pt solid #000000"/>
    </style:style>
    <style:style style:name="Tabela2.D7" style:family="table-cell">
      <style:table-cell-properties fo:padding="0.097cm" fo:border-left="0.05pt solid #000000" fo:border-right="0.05pt solid #000000" fo:border-top="none" fo:border-bottom="0.05pt solid #000000"/>
    </style:style>
    <style:style style:name="Tabela3" style:family="table">
      <style:table-properties style:width="16cm" table:align="margins"/>
    </style:style>
    <style:style style:name="Tabela3.A" style:family="table-column">
      <style:table-column-properties style:column-width="3.209cm" style:rel-column-width="13141*"/>
    </style:style>
    <style:style style:name="Tabela3.B" style:family="table-column">
      <style:table-column-properties style:column-width="2.2cm" style:rel-column-width="9009*"/>
    </style:style>
    <style:style style:name="Tabela3.C" style:family="table-column">
      <style:table-column-properties style:column-width="5.292cm" style:rel-column-width="21674*"/>
    </style:style>
    <style:style style:name="Tabela3.D" style:family="table-column">
      <style:table-column-properties style:column-width="5.3cm" style:rel-column-width="21711*"/>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0.05pt solid #000000"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0.05pt solid #000000"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0.05pt solid #000000" fo:border-top="none" fo:border-bottom="0.05pt solid #000000"/>
    </style:style>
    <style:style style:name="Tabela3.B6" style:family="table-cell">
      <style:table-cell-properties fo:padding="0.097cm" fo:border-left="0.05pt solid #000000" fo:border-right="none" fo:border-top="none" fo:border-bottom="0.05pt solid #000000"/>
    </style:style>
    <style:style style:name="Tabela3.C6" style:family="table-cell">
      <style:table-cell-properties fo:padding="0.097cm" fo:border-left="0.05pt solid #000000" fo:border-right="none" fo:border-top="none" fo:border-bottom="0.05pt solid #000000"/>
    </style:style>
    <style:style style:name="Tabela3.D6" style:family="table-cell">
      <style:table-cell-properties fo:padding="0.097cm" fo:border-left="0.05pt solid #000000" fo:border-right="0.05pt solid #000000" fo:border-top="none" fo:border-bottom="0.05pt solid #000000"/>
    </style:style>
    <style:style style:name="Tabela4" style:family="table">
      <style:table-properties style:width="16cm" table:align="margins"/>
    </style:style>
    <style:style style:name="Tabela4.A" style:family="table-column">
      <style:table-column-properties style:column-width="3.209cm" style:rel-column-width="13141*"/>
    </style:style>
    <style:style style:name="Tabela4.B" style:family="table-column">
      <style:table-column-properties style:column-width="1.588cm" style:rel-column-width="6502*"/>
    </style:style>
    <style:style style:name="Tabela4.C" style:family="table-column">
      <style:table-column-properties style:column-width="11.204cm" style:rel-column-width="45892*"/>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0.05pt solid #000000"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style>
    <style:style style:name="Tabela5.A" style:family="table-column">
      <style:table-column-properties style:column-width="3.209cm" style:rel-column-width="13141*"/>
    </style:style>
    <style:style style:name="Tabela5.B" style:family="table-column">
      <style:table-column-properties style:column-width="1.588cm" style:rel-column-width="6502*"/>
    </style:style>
    <style:style style:name="Tabela5.C" style:family="table-column">
      <style:table-column-properties style:column-width="11.204cm" style:rel-column-width="45892*"/>
    </style:style>
    <style:style style:name="Tabela5.A1" style:family="table-cell">
      <style:table-cell-properties fo:padding="0.097cm" fo:border-left="0.05pt solid #000000" fo:border-right="none" fo:border-top="0.05pt solid #000000" fo:border-bottom="0.05pt solid #000000"/>
    </style:style>
    <style:style style:name="Tabela5.C1" style:family="table-cell">
      <style:table-cell-properties fo:padding="0.097cm" fo:border="0.05pt solid #000000"/>
    </style:style>
    <style:style style:name="Tabela5.A2" style:family="table-cell">
      <style:table-cell-properties style:vertical-align="middle"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6" style:family="table">
      <style:table-properties style:width="16cm" table:align="margins"/>
    </style:style>
    <style:style style:name="Tabela6.A" style:family="table-column">
      <style:table-column-properties style:column-width="2.498cm" style:rel-column-width="10230*"/>
    </style:style>
    <style:style style:name="Tabela6.B" style:family="table-column">
      <style:table-column-properties style:column-width="7.408cm" style:rel-column-width="30343*"/>
    </style:style>
    <style:style style:name="Tabela6.C" style:family="table-column">
      <style:table-column-properties style:column-width="6.094cm" style:rel-column-width="24962*"/>
    </style:style>
    <style:style style:name="Tabela6.A1" style:family="table-cell">
      <style:table-cell-properties fo:padding="0.097cm" fo:border-left="0.05pt solid #000000" fo:border-right="none" fo:border-top="0.05pt solid #000000" fo:border-bottom="0.05pt solid #000000"/>
    </style:style>
    <style:style style:name="Tabela6.C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0bf190" officeooo:paragraph-rsid="000bf190"/>
    </style:style>
    <style:style style:name="P2" style:family="paragraph" style:parent-style-name="Footnote">
      <style:text-properties style:font-name="Courier 10 Pitch1" officeooo:rsid="00362732" officeooo:paragraph-rsid="00362732"/>
    </style:style>
    <style:style style:name="P3" style:family="paragraph" style:parent-style-name="Footnote">
      <style:text-properties style:font-name="Courier 10 Pitch1" fo:font-size="8pt" officeooo:rsid="006929bf" officeooo:paragraph-rsid="006929bf" style:font-size-asian="8pt" style:font-size-complex="8pt"/>
    </style:style>
    <style:style style:name="P4" style:family="paragraph" style:parent-style-name="Footnote">
      <style:text-properties style:font-name="Courier 10 Pitch1" fo:font-size="8pt" officeooo:rsid="007214fe" officeooo:paragraph-rsid="007214fe" style:font-size-asian="8pt" style:font-size-complex="8pt"/>
    </style:style>
    <style:style style:name="P5" style:family="paragraph" style:parent-style-name="Text_20_body">
      <style:text-properties officeooo:paragraph-rsid="008a29a9"/>
    </style:style>
    <style:style style:name="P6" style:family="paragraph" style:parent-style-name="Text_20_body" style:list-style-name="L5">
      <style:text-properties officeooo:paragraph-rsid="008eb92c"/>
    </style:style>
    <style:style style:name="P7" style:family="paragraph" style:parent-style-name="Text_20_body">
      <style:text-properties officeooo:paragraph-rsid="00920140"/>
    </style:style>
    <style:style style:name="P8" style:family="paragraph">
      <style:paragraph-properties style:writing-mode="lr-tb"/>
    </style:style>
    <style:style style:name="P9" style:family="paragraph" style:parent-style-name="Text_20_body">
      <style:paragraph-properties style:writing-mode="lr-tb"/>
    </style:style>
    <style:style style:name="P10" style:family="paragraph" style:list-style-name="L1">
      <style:paragraph-properties style:writing-mode="lr-tb"/>
    </style:style>
    <style:style style:name="P11" style:family="paragraph" style:list-style-name="L2"/>
    <style:style style:name="P12" style:family="paragraph" style:list-style-name="L3"/>
    <style:style style:name="P13" style:family="paragraph" style:list-style-name="L4"/>
    <style:style style:name="P14" style:family="paragraph" style:parent-style-name="Text_20_body">
      <style:paragraph-properties fo:margin-left="0cm" fo:margin-right="0cm" fo:text-indent="0cm" style:auto-text-indent="false" style:writing-mode="lr-tb"/>
      <style:text-properties officeooo:rsid="0089fdcd" officeooo:paragraph-rsid="0089fdcd"/>
    </style:style>
    <style:style style:name="P15" style:family="paragraph">
      <style:paragraph-properties fo:margin-left="0cm" fo:margin-right="0cm" fo:text-indent="0cm" style:auto-text-indent="false" style:writing-mode="lr-tb"/>
      <style:text-properties officeooo:rsid="0089fdcd" officeooo:paragraph-rsid="0089fdc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Comando">
      <style:text-properties officeooo:paragraph-rsid="008a29a9"/>
    </style:style>
    <style:style style:name="P18" style:family="paragraph" style:parent-style-name="Comando">
      <style:text-properties officeooo:paragraph-rsid="008b9837"/>
    </style:style>
    <style:style style:name="P19" style:family="paragraph" style:parent-style-name="Comando">
      <style:text-properties officeooo:paragraph-rsid="008c2610"/>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officeooo:rsid="0089fdcd"/>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officeooo:rsid="00920140"/>
    </style:style>
    <style:style style:name="T7" style:family="text">
      <style:text-properties officeooo:rsid="0092142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ítulo_20_1_20_-_20_ABNT" text:outline-level="1"><text:bookmark text:name="docs-internal-guid-fc87f4d2-10ba-3f67-b73c-3782c1f03f29"/>Introdução</text:h>
      <text:p text:style-name="Text_20_body"/>
      <text:p text:style-name="Text_20_body"/>
      <text:p text:style-name="Text_20_body">Muitas vezes no dia a dia das atividades técnicas de informática, o técnico de suporte e administradores de redes tem a necessidade de automatizar tarefas repetitivas ou ainda tarefas complexas que necessitam uma sequência, previsível, mas numerosa ou precisa de passos para que seja realizada alguma ação.</text:p>
      <text:p text:style-name="P9">Neste contexto se inserem os scripts, que são um de roteiro, uma sequência de comandos, similar a uma programação que auxiliará a rotina de administração dos sistemas computacionais.</text:p>
      <text:p text:style-name="P9">Ao longo desta capacitação mostraremos a utilização da linguagem de script na administração de um sistema linux.</text:p>
      <text:p text:style-name="P9"/>
      <text:p text:style-name="P9"/>
      <text:h text:style-name="Título_20_1_20_-_20_ABNT" text:outline-level="1">Conceitos Básicos</text:h>
      <text:p text:style-name="P14"/>
      <text:p text:style-name="P14"/>
      <text:h text:style-name="Título_20_2_20_-_20_ABNT" text:outline-level="2">O que é um script?</text:h>
      <text:p text:style-name="P9"/>
      <text:p text:style-name="P9"/>
      <text:p text:style-name="P9">Como dito antes, um script é uma sequência de passos lógicos que desenvolvem uma atividade ampla ou complexa, muito maior que apenas cada um dos passos em separado. São ferramentas muito úteis na administração de sistemas onde para se atingir certos resultados é necessário combinar vários comandos, realizar filtros e gerar resultados de forma rápida e automática. Os scripts são escritos baseados em comandos de uma linguagem de programação como os scripts python<text:note text:id="ftn1" text:note-class="footnote"><text:note-citation>1</text:note-citation><text:note-body><text:p text:style-name="P1">Python: https://www.python.org/</text:p></text:note-body></text:note> ou perl<text:note text:id="ftn2" text:note-class="footnote"><text:note-citation>2</text:note-citation><text:note-body><text:p text:style-name="P1">Perl: https://www.perl.org/</text:p></text:note-body></text:note>, ou utilizando os comandos dos shells dos sistemas operacionais, como o bash<text:note text:id="ftn3" text:note-class="footnote"><text:note-citation>3</text:note-citation><text:note-body><text:p text:style-name="P1">Bash: https://www.gnu.org/software/bash/</text:p></text:note-body></text:note> para sistemas unix e ms-dos ou powershell<text:note text:id="ftn4" text:note-class="footnote"><text:note-citation>4</text:note-citation><text:note-body><text:p text:style-name="P1">PowerShell: https://msdn.microsoft.com/en-us/powershell/</text:p></text:note-body></text:note> para sistemas baseados na plataforma MS Windows.</text:p>
      <text:p text:style-name="P9">Neste curso vamos aprender a criar shell scripts (scritps de shell) utilizando o shell bash num sistema GNU/Linux Debian 8, para isto temos que ter os seguintes requisitos:</text:p>
      <text:list xml:id="list1243617243094308474" text:style-name="L1">
        <text:list-item>
          <text:p>VirtualBox (pode ser obtido em https://www.virtualbox.org/) </text:p>
        </text:list-item>
        <text:list-item>
          <text:p><text:soft-page-break/>Máquina virtual com sistema operacional GNU/Linux (Debian, Fedora, Ubuntu, Mint etc);</text:p>
        </text:list-item>
      </text:list>
      <text:p text:style-name="P9"/>
      <text:p text:style-name="P9"/>
      <text:h text:style-name="Título_20_2_20_-_20_ABNT" text:outline-level="2">O que é um Shell?</text:h>
      <text:p text:style-name="P9"/>
      <text:p text:style-name="P9"/>
      <text:p text:style-name="P9">Shell é <text:span text:style-name="T3">o</text:span> interpretador de comandos através do qual um operador de sistemas comunica ao hardware as ações que deseja que ele realize. O shell pode ser gráfico como o <text:s/>MS Windows, KDE ou Gnome, com suas janelas, ponteiro de mouse, <text:span text:style-name="T3">ícones</text:span> etc, nas quais o usuário realiza ações como cópia <text:span text:style-name="T3">e</text:span> leitura de arquivos, criação de pastas, acesso à Internet ou execução de programas, apenas clicando nos objetos e digitando informações solicitadas; ou o shell pode ser em formato de texto, interativo, onde o usuário se relaciona com o sistema digitando comandos posicionais e respondendo perguntas, necessitando uma habilidade de conhecimento muito maior do sistema do qual está operando.</text:p>
      <text:p text:style-name="P9">O bash é um exemplo, dentre muitos, que podem ser dados como um interpretador de linha de comandos. O bash (Bourne-Again Shell) é o interpretador mais utilizado nos sistemas GNU/Linux e um dos mais completos e poderosos, ele possui uma enorme quantidade de comandos built-in (intrínsecos) além de estruturas condicionais, laços de repetição, macro-substituição, utilização de variáveis etc, e tem a capacidade interagir com comandos externos do unix. Há outros shells distribuídos com o GNU/Linux como o sh, ash, csh, ksk etc.</text:p>
      <text:p text:style-name="P9">Vamos ao nosso ambiente de trabalho e verifiquemos o shell em uso pelo nosso usuário e posteriormente qual a versão deste shell por meio dos comandos:</text:p>
      <text:p text:style-name="P9"/>
      <text:p text:style-name="Título_20_Exemplo">Exemplo</text:p>
      <text:p text:style-name="Comando"><text:span text:style-name="T1">aluno@curso:~$ </text:span><text:span text:style-name="T2">echo $SHELL</text:span></text:p>
      <text:p text:style-name="Comando">/bin/bash</text:p>
      <text:p text:style-name="Comando"><text:span text:style-name="T1">aluno@curso:~$ </text:span><text:span text:style-name="T2">bash --version</text:span></text:p>
      <text:p text:style-name="Comando">GNU bash, versão 4.3.46(1)-release (i686-pc-linux-gnu)</text:p>
      <text:p text:style-name="Comando">Copyright (C) 2013 Free Software Foundation, Inc.</text:p>
      <text:p text:style-name="Comando">Licença GPLv3+: GNU GPL versão 3 ou posterior &lt;http://gnu.org/licenses/gpl.html&gt;</text:p>
      <text:p text:style-name="Comando"/>
      <text:p text:style-name="P17">This is free software; you are free to change and redistribute it.</text:p>
      <text:p text:style-name="P17">There is NO WARRANTY, to the extent permitted by law.</text:p>
      <text:p text:style-name="Text_20_body"/>
      <text:p text:style-name="Text_20_body"/>
      <text:h text:style-name="Título_20_2_20_-_20_ABNT" text:outline-level="2">Variáveis</text:h>
      <text:p text:style-name="P9"/>
      <text:p text:style-name="P9"/>
      <text:p text:style-name="P9"><text:soft-page-break/>Toda vez que fazemos login no sistema, executamos um programa ou script, ou iniciamos um terminal, estamos abrindo uma nova seção, ou seja, o sistema operacional cria um ambiente novo e independente para que os comandos possam interagir com o sistema. Esta seção ao ser iniciada já possui muitas variáveis que auxiliam o shell a identificar ou indicar comportamentos adotados pelos programas a ser executados. O exemplo de uma variável de ambiente é a variável SHELL, vista acima, esta variável guarda o nome do shell que foi configurado como padrão para o usuário aluno.</text:p>
      <text:p text:style-name="P9">Note que para poder exibir o conteúdo armazenado pela variável SHELL, foi necessário preceder a variável com o símbolo $ (dólar), que fará uma substituição da variável por seu conteúdo permitindo que o comando echo o exiba na saída padrão, o terminal.</text:p>
      <text:p text:style-name="P9">Teste exibir o conteúdo de outras variáveis como TERM, PATH, HOME, LOGNAME.</text:p>
      <text:p text:style-name="P9"/>
      <text:p text:style-name="Título_20_Exemplo">Exemplo</text:p>
      <text:p text:style-name="Comando">aluno@curso:~$ <text:span text:style-name="T2">echo $TERM</text:span></text:p>
      <text:p text:style-name="Comando">xterm</text:p>
      <text:p text:style-name="Comando">aluno@curso:~$ <text:span text:style-name="T2">echo $PATH</text:span></text:p>
      <text:p text:style-name="Comando">/home/aluno/bin:/home/aluno/.local/bin:/usr/local/sbin:/usr/local/bin:/usr/sbin:/usr/bin:/sbin :/bin:/usr/games:/usr/local/games:/snap/bin</text:p>
      <text:p text:style-name="Comando">aluno@curso:~$ <text:span text:style-name="T2">echo $HOME</text:span></text:p>
      <text:p text:style-name="Comando">/home/aluno</text:p>
      <text:p text:style-name="P17">aluno@curso:~$ <text:span text:style-name="T2">echo $LOGNAME</text:span></text:p>
      <text:p text:style-name="P17">aluno</text:p>
      <text:p text:style-name="Text_20_body"/>
      <text:p text:style-name="Text_20_body">O usuário também pode criar suas próprias variáveis, o bash possui algumas regrinhas para manter variáveis de ambiente, as principais são:</text:p>
      <text:list xml:id="list5964235811663038063" text:style-name="L2">
        <text:list-item>
          <text:p>O nome das variáveis deve iniciar com caracteres alfa, sendo permitido o uso nas demais posições de números.</text:p>
        </text:list-item>
        <text:list-item>
          <text:p>O nome das variáveis é case sensitive, ou seja, diferencia maiúsculo de minúsculo. Uma variável ALUNO, por exemplo, é diferente das seguintes variáveis aluno, Aluno ou aLuNo etc.</text:p>
        </text:list-item>
      </text:list>
      <text:p text:style-name="Text_20_body">No shell trabalhamos com dois escopos de variáveis:</text:p>
      <text:list xml:id="list7309477532016126341" text:style-name="L3">
        <text:list-item>
          <text:p><text:span text:style-name="T4">Variáveis locais</text:span><text:span text:style-name="T5"> </text:span>– disponível apenas para o shell corrente, não sendo acessada por outros processos;</text:p>
        </text:list-item>
        <text:list-item>
          <text:p><text:span text:style-name="T4">Variável de ambiente ou global</text:span> – disponível tanto para o shell corrente como em subprocessos;</text:p>
        </text:list-item>
      </text:list>
      <text:p text:style-name="Text_20_body">A princípio, toda variável nasce local, para torná-la global usamos o comando export. Para visualizar as variáveis locais utilizamos o comando set, e para visualizarmos as variáveis globais utilizamos o comando env. Outra coisa importante a se dizer é que as variáveis não <text:soft-page-break/>são persistentes, ou seja, elas são perdidas quando a sessão nas quais foram criadas é extinta.</text:p>
      <text:p text:style-name="Text_20_body">Crie a variável local NOTA e atribua o valor 10, depois crie duas variáveis globais uma ESTADO e outra CIDADE e atribua-lhes os valores Roraima e Boa Vista, respectivamente, depois identifique dentre o conjunto de variáveis locais e globais as variáveis criadas. </text:p>
      <text:p text:style-name="Text_20_body"/>
      <text:p text:style-name="Título_20_Exemplo">Exemplo</text:p>
      <text:p text:style-name="Comando">aluno@curso:~$ <text:span text:style-name="T2">NOTA=10</text:span></text:p>
      <text:p text:style-name="Comando">aluno@curso:~$ <text:span text:style-name="T2">export ESTADO=Roraima</text:span></text:p>
      <text:p text:style-name="Comando">aluno@curso:~$ <text:span text:style-name="T2">export CIDADE="Boa Vista"</text:span></text:p>
      <text:p text:style-name="Comando">aluno@curso:~$ <text:span text:style-name="T2">set | head -n 5</text:span></text:p>
      <text:p text:style-name="Comando">BASH=/bin/bash</text:p>
      <text:p text:style-name="Comando">BASHOPTS=checkwinsize:cmdhist:complete_fullquote:expand_aliases:extglob:extquote:force_fignore:histappend:interactive_comments:progcomp:promptvars:sourcepath</text:p>
      <text:p text:style-name="Comando">BASH_ALIASES=()</text:p>
      <text:p text:style-name="Comando">BASH_ARGC=()</text:p>
      <text:p text:style-name="Comando">BASH_ARGV=()</text:p>
      <text:p text:style-name="Comando">bash: set: erro de escrita: Pipe quebrado</text:p>
      <text:p text:style-name="Comando">aluno@curso:~$ <text:span text:style-name="T2">env | head -n 5</text:span></text:p>
      <text:p text:style-name="Comando">LC_PAPER=pt_BR.UTF-8</text:p>
      <text:p text:style-name="Comando">XDG_VTNR=7</text:p>
      <text:p text:style-name="Comando">XDG_SESSION_ID=c1</text:p>
      <text:p text:style-name="Comando">LC_ADDRESS=pt_BR.UTF-8</text:p>
      <text:p text:style-name="Comando">CLUTTER_IM_MODULE=xim</text:p>
      <text:p text:style-name="Text_20_body"/>
      <text:p text:style-name="Text_20_body">A atribuição de valores é feita através do operador de atribuição = (igualdade), não pode haver separação entre o nome da variável o operador de atribuição e o valor da variável, bem como em valores compostos atribuídos a variáveis devem ser utilizados o sinal de aspas simples (') ou dupla (") para que os caracteres de espaço e tabulação sejam entendidos como parte do valor e não como separadores de parâmetros.</text:p>
      <text:p text:style-name="Text_20_body"/>
      <text:p text:style-name="Text_20_body"/>
      <text:h text:style-name="Título_20_2_20_-_20_ABNT" text:outline-level="2">Substituição de comando</text:h>
      <text:p text:style-name="Text_20_body"/>
      <text:p text:style-name="Text_20_body"/>
      <text:p text:style-name="Text_20_body">A substituição de comandos ocorre quando dentro de uma mesma linha de comando se deseja inserir um parâmetro cujo valor seja o resultado da execução de um outro comando. Para isto utilizamos a seguinte sintaxe: $(comando) ou `comando`.</text:p>
      <text:p text:style-name="Text_20_body">Por exemplo, vamos exibir uma mensagem que saudará o usuário corrente e o informará quantos de espaço tem disponível na partição raiz. Para isto usaremos um conjunto de comandos aninhados para obter o resultado.</text:p>
      <text:p text:style-name="Text_20_body"/>
      <text:p text:style-name="Título_20_Exemplo">Exemplo</text:p>
      <text:p text:style-name="P17">aluno@curso:~$ <text:span text:style-name="T2">df -h --output='avail' /</text:span></text:p>
      <text:p text:style-name="Comando"><text:soft-page-break/>Disp.</text:p>
      <text:p text:style-name="Comando"><text:s/>3,0G</text:p>
      <text:p text:style-name="Comando">aluno@curso:~$ <text:span text:style-name="T2">df -h --output='avail' / | tail -n 1</text:span></text:p>
      <text:p text:style-name="Comando"><text:s/>3,0G</text:p>
      <text:p text:style-name="Comando">aluno@curso:~$ <text:span text:style-name="T2">echo Olá $LOGNAME, seu espaço disponível na partição raiz é de $(df -h --output='avail' / | tail -n 1)</text:span></text:p>
      <text:p text:style-name="P17">Olá aluno, seu espaço disponível na partição raiz é de 3,0G</text:p>
      <text:p text:style-name="P17">aluno@curso:~$ </text:p>
      <text:p text:style-name="Text_20_body"/>
      <text:p text:style-name="Text_20_body">Observe que o espaço disponível numa partição pode ser obtido pelo comando df, porém para poder concatená-lo numa frase foi necessário executá-lo como um comando aninhado a outro, e para isso utilizamos o os operadores $(comando). Do mesmo modo poderiamos ter armazenado o valor requerido numa variável e depois tê-la utilizado para compor a mensagem.</text:p>
      <text:p text:style-name="Text_20_body"/>
      <text:p text:style-name="Título_20_Exemplo">Exemplo</text:p>
      <text:p text:style-name="Comando">aluno@curso:~$ <text:span text:style-name="T2">ESPACODISP=$(df -h --output='avail' / | tail -n 1)</text:span></text:p>
      <text:p text:style-name="Comando">aluno@curso:~$ <text:span text:style-name="T2">echo Olá $LOGNAME, seu espaço disponível na partição raiz é de $ESPACODISP</text:span></text:p>
      <text:p text:style-name="P17">Olá aluno, seu espaço disponível na partição raiz é de 3,0G</text:p>
      <text:p text:style-name="P17">aluno@curso:~$ </text:p>
      <text:p text:style-name="Text_20_body"/>
      <text:p text:style-name="Text_20_body"/>
      <text:h text:style-name="Título_20_2_20_-_20_ABNT" text:outline-level="2">Quoting</text:h>
      <text:p text:style-name="P5"/>
      <text:p text:style-name="Text_20_body">Para o shell há caracteres e palavras que tem significado especial, ou seja, sua presença não representa seu significado literal, por exemplo, deparar-se com um espaço em branco, significa a separação entre parâmetros de uma comando, já o símbolo dólar significa a substituição de uma variável por seu valor etc. </text:p>
      <text:p text:style-name="Text_20_body">Quoting é justamente utilizado para remover, ou desabilitar momentaneamente o significado especial destes caracteres e palavras e dar-lhes o tratamento literal. Para realizar mos o quoting utilizamos os caracteres: Barra invertida (\), Aspas simples (') e Aspas duplas ("). No manual<text:note text:id="ftn5" text:note-class="footnote"><text:note-citation>5</text:note-citation><text:note-body><text:p text:style-name="P2">man bash</text:p></text:note-body></text:note> do bash, na seção Quoting você pode verificar quais caracteres e palavras o bash considera especiais. Ao utilizarmos a barra invertida (\), está faz o quoting para o caracter seguinte, já as aspas simples (') e duplas (") realiza o quoting de todos os caracteres e palavras situados entre si, a exceção é o símbolo dólar ($) quando entre as aspas duplas.</text:p>
      <text:p text:style-name="Text_20_body"/>
      <text:p text:style-name="Título_20_Exemplo">Exemplo</text:p>
      <text:p text:style-name="P17">aluno@curso:~$ <text:span text:style-name="T2">echo a \\ omite o significado especial do próximo caracteres</text:span></text:p>
      <text:p text:style-name="Comando">a \ omite o significado especial do próximo caracteres</text:p>
      <text:p text:style-name="Comando">aluno@curso:~$ <text:span text:style-name="T2">cores=verde,\ amarelo,\ azul\ e\ branco</text:span></text:p>
      <text:p text:style-name="Comando">aluno@curso:~$ <text:span text:style-name="T2">echo as cores da bandeira brasileira são $cores</text:span></text:p>
      <text:p text:style-name="Comando">as cores da bandeira brasileira são verde, amarelo, azul e branco</text:p>
      <text:p text:style-name="Comando">aluno@curso:~$ <text:span text:style-name="T2">capital="Las Vegas"</text:span></text:p>
      <text:p text:style-name="Comando"><text:soft-page-break/>aluno@curso:~$ <text:span text:style-name="T2">echo a capital do estado americano de Nevada é <text:s text:c="8"/>$capital</text:span></text:p>
      <text:p text:style-name="Comando">a capital do estado americano de Nevada é Las Vegas</text:p>
      <text:p text:style-name="Comando">aluno@curso:~$ <text:span text:style-name="T2">echo 'a capital do estado americano de Nevada é <text:s text:c="8"/>$capital'</text:span></text:p>
      <text:p text:style-name="Comando">a capital do estado americano de Nevada é <text:s text:c="8"/>$capital</text:p>
      <text:p text:style-name="Comando">aluno@curso:~$ <text:span text:style-name="T2">echo "a capital do estado americano de Nevada é <text:s text:c="8"/>$capital"</text:span></text:p>
      <text:p text:style-name="Comando">a capital do estado americano de Nevada é <text:s text:c="8"/>Las Vegas</text:p>
      <text:p text:style-name="Comando">aluno@curso:~$ <text:span text:style-name="T2">echo "a variável \$capital, guarda o nome da capital do estado americano de Nevada é $capital"</text:span></text:p>
      <text:p text:style-name="Comando">a variável $capital, guarda o nome da capital do estado americano de Nevada é Las Vegas</text:p>
      <text:p text:style-name="Comando">aluno@curso:~$ </text:p>
      <text:p text:style-name="Text_20_body"/>
      <text:p text:style-name="Text_20_body"/>
      <text:h text:style-name="Título_20_2_20_-_20_ABNT" text:outline-level="2">Lista de Comandos</text:h>
      <text:p text:style-name="Text_20_body"/>
      <text:p text:style-name="Text_20_body"/>
      <text:p text:style-name="P5">No bash é possível realizar comandos em sequência, ou seja, um comando em seguida de outro, de forma quase que independente. Para isto utilizamos os operadores ponto e vírgula (;), ampersand ou “e” comercial simples ou duplo (&amp;) e o duplo pipe (||). <text:s/></text:p>
      <text:p text:style-name="Text_20_body">O papel do ponto e vírgula (;) é separar os comandos: comando1; comando2; … ; comandoN. Neste modo sequencial o comando seguinte só será executado após a conclusão da execução do comando anterior, no caso de um dos comando provocar erro, isto não interrompe a execução dos comandos seguintes, se houverem, até o último.</text:p>
      <text:p text:style-name="Text_20_body"/>
      <text:p text:style-name="Título_20_Exemplo">Exemplo</text:p>
      <text:p text:style-name="Comando">aluno@curso:~$ <text:span text:style-name="T2">date; df; ls</text:span></text:p>
      <text:p text:style-name="Comando">Dom Nov <text:s/>6 10:20:09 VET 2016</text:p>
      <text:p text:style-name="Comando">Sist. Arq. <text:s text:c="4"/>1K-blocos <text:s text:c="4"/>Usado Disponível Uso% Montado em</text:p>
      <text:p text:style-name="Comando">udev <text:s text:c="13"/>735436 <text:s text:c="8"/>0 <text:s text:c="4"/>735436 <text:s text:c="2"/>0% /dev</text:p>
      <text:p text:style-name="Comando">tmpfs <text:s text:c="12"/>150640 <text:s text:c="5"/>4864 <text:s text:c="4"/>145776 <text:s text:c="2"/>4% /run</text:p>
      <text:p text:style-name="Comando">/dev/sda1 <text:s text:c="7"/>7350760 <text:s text:c="2"/>3961432 <text:s text:c="3"/>2992888 <text:s/>57% /</text:p>
      <text:p text:style-name="Comando">tmpfs <text:s text:c="12"/>753196 <text:s text:c="6"/>168 <text:s text:c="4"/>753028 <text:s text:c="2"/>1% /dev/shm</text:p>
      <text:p text:style-name="Comando">tmpfs <text:s text:c="14"/>5120 <text:s text:c="8"/>4 <text:s text:c="6"/>5116 <text:s text:c="2"/>1% /run/lock</text:p>
      <text:p text:style-name="Comando">tmpfs <text:s text:c="12"/>753196 <text:s text:c="8"/>0 <text:s text:c="4"/>753196 <text:s text:c="2"/>0% /sys/fs/cgroup</text:p>
      <text:p text:style-name="Comando">tmpfs <text:s text:c="12"/>150640 <text:s text:c="7"/>36 <text:s text:c="4"/>150604 <text:s text:c="2"/>1% /run/user/1000</text:p>
      <text:p text:style-name="Comando">Área de Trabalho <text:s/>Downloads <text:s/>Modelos <text:s/>Público</text:p>
      <text:p text:style-name="Comando">Documentos <text:s text:c="7"/>Imagens <text:s text:c="3"/>Música <text:s text:c="2"/>Vídeos</text:p>
      <text:p text:style-name="Comando">aluno@curso:~$ </text:p>
      <text:p text:style-name="Text_20_body"/>
      <text:p text:style-name="Text_20_body">O operador ampersand (&amp;) executa o comando em segundo plano, liberando o shell para a execução do comando seguinte: comando1 &amp; comando2. O comando em segundo plano é executado em paralelo com os demais comandos.</text:p>
      <text:p text:style-name="Text_20_body"/>
      <text:p text:style-name="Título_20_Exemplo">Exemplo</text:p>
      <text:p text:style-name="Comando">aluno@curso:~$ <text:span text:style-name="T2">du -sh / 2&gt;/dev/null ; echo execução do segundo comando somente após a conclusão do primeiro</text:span></text:p>
      <text:p text:style-name="Comando">3,8G<text:tab/>/</text:p>
      <text:p text:style-name="Comando">execução do segundo comando somente após a conclusão do primeiro</text:p>
      <text:p text:style-name="Comando">aluno@curso:~$ <text:span text:style-name="T2">du -sh / 2&gt;/dev/null &amp; echo execução do segundo comando somente após a conclusão do primeiro</text:span></text:p>
      <text:p text:style-name="Comando">[1] 28460</text:p>
      <text:p text:style-name="Comando">execução do segundo comando somente após a conclusão do primeiro</text:p>
      <text:p text:style-name="Comando"><text:soft-page-break/>aluno@curso:~$ 3,8G<text:tab/>/</text:p>
      <text:p text:style-name="Comando"/>
      <text:p text:style-name="Comando">[1]+ <text:s/>Fim da execução com status 1 <text:s text:c="5"/>du -sh / 2&gt; /dev/null</text:p>
      <text:p text:style-name="Comando">aluno@curso:~$ </text:p>
      <text:p text:style-name="Text_20_body"/>
      <text:p text:style-name="Text_20_body">Os operadores duplo ampersand (&amp;&amp;) e duplo pipe (||) funcionam como operadores condicionais AND e OR. Ao se utilizar o duplo ampersand (&amp;&amp;) o comando seguinte é executado somente se o código de saída do comando anterior for igual à 0 (zero). Já com o duplo pipe, o comando seguinte somente é executado quando o código de saída do comando anterior é diferente de zero. De modo prático quando um comando gera código de saída 0 (zero) se interpreta que sua execução foi bem-sucedida, caso contrário, o código de saída é distinto de zero.</text:p>
      <text:p text:style-name="Text_20_body"/>
      <text:p text:style-name="Título_20_Exemplo">Exemplo</text:p>
      <text:p text:style-name="Comando">aluno@curso:~$ <text:span text:style-name="T2">ls / &amp;&amp; echo comando anterior bem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comando anterior bem sucedido</text:p>
      <text:p text:style-name="Comando">aluno@curso:~$ <text:span text:style-name="T2">ls /teste &amp;&amp; echo comando anterior bem sucedido</text:span></text:p>
      <text:p text:style-name="Comando">ls: não é possível acessar '/teste': Arquivo ou diretório não encontrado</text:p>
      <text:p text:style-name="Comando">aluno@curso:~$ <text:span text:style-name="T2">ls / || echo comando anterior mal sucedido</text:span></text:p>
      <text:p text:style-name="Comando">bin <text:s text:c="3"/>dev <text:s text:c="2"/>initrd.img <text:s text:c="5"/>lost+found <text:s/>opt <text:s text:c="2"/>run <text:s text:c="2"/>srv <text:s/>usr <text:s text:c="5"/>vmlinuz.old</text:p>
      <text:p text:style-name="Comando">boot <text:s text:c="2"/>etc <text:s text:c="2"/>initrd.img.old <text:s/>media <text:s text:c="6"/>proc <text:s/>sbin <text:s/>sys <text:s/>var</text:p>
      <text:p text:style-name="Comando">cdrom <text:s/>home <text:s/>lib <text:s text:c="12"/>mnt <text:s text:c="8"/>root <text:s/>snap <text:s/>tmp <text:s/>vmlinuz</text:p>
      <text:p text:style-name="Comando">aluno@curso:~$ <text:span text:style-name="T2">ls /teste || echo comando anterior mal sucedido</text:span></text:p>
      <text:p text:style-name="Comando">ls: não é possível acessar '/teste': Arquivo ou diretório não encontrado</text:p>
      <text:p text:style-name="Comando">comando anterior mal sucedido</text:p>
      <text:p text:style-name="Comando">aluno@curso:~$ </text:p>
      <text:p text:style-name="Text_20_body"/>
      <text:p text:style-name="Text_20_body"/>
      <text:h text:style-name="Título_20_2_20_-_20_ABNT" text:outline-level="2">Redirecionadores e Pipeline</text:h>
      <text:p text:style-name="Text_20_body"/>
      <text:p text:style-name="Text_20_body"/>
      <text:p text:style-name="Text_20_body">Há um conceito muito importante que é o de saída padrão (stdout), saída de erro padrão (stderr) e entrada padrão (stdin). </text:p>
      <text:list xml:id="list6457925846582983539" text:style-name="L4">
        <text:list-item>
          <text:p><text:span text:style-name="T4">Saída padrão (stdout)</text:span>: Ao executar um comando que retorne alguma informação num terminal, ele está gerando a informação na saída padrão, no caso <text:s/>a saída padrão é o próprio terminal.</text:p>
        </text:list-item>
        <text:list-item>
          <text:p><text:span text:style-name="T4">Saída padrão de erro (stderr)</text:span>: De modo similar à saída padrão, a saída padrão de erro é o terminal onde o comando é executado, para ela são direcionadas todas as mensagens de erro na execução de um comando, porém é possível tratar esta saída de modo distinto da saída padrão.</text:p>
        </text:list-item>
        <text:list-item>
          <text:p><text:span text:style-name="T4">Entrada padrão (stdin)</text:span>: Um comando pode solicitar informações do usuário para poder <text:soft-page-break/>realizar sua função, por exemplo, numa troca de senha, é necessário que o usuário entre com a nova senha. A entrada padrão dos comandos é o teclado ou o mouse, porém através do uso de redirecionadores e pipeline podemos mudar a entrada padrão. </text:p>
        </text:list-item>
      </text:list>
      <text:p text:style-name="Text_20_body">Muitas vezes desejamos que uma informação fornecida por um comando seja capturada, avaliada, armazenada ou transformada, é aí que entram em ação os operadores de redirecionamento e pipeline. É possível não só mudar a saída padrão, como a entrada padrão.</text:p>
      <text:p text:style-name="Text_20_body"/>
      <table:table table:name="Tabela1" table:style-name="Tabela1">
        <table:table-column table:style-name="Tabela1.A"/>
        <table:table-column table:style-name="Tabela1.B"/>
        <table:table-column table:style-name="Tabela1.C"/>
        <table:table-row>
          <table:table-cell table:style-name="Tabela1.A1" office:value-type="string">
            <text:p text:style-name="P16">Operador</text:p>
          </table:table-cell>
          <table:table-cell table:style-name="Tabela1.A1" office:value-type="string">
            <text:p text:style-name="P16">Atuação</text:p>
          </table:table-cell>
          <table:table-cell table:style-name="Tabela1.C1" office:value-type="string">
            <text:p text:style-name="P16">Ação</text:p>
          </table:table-cell>
        </table:table-row>
        <table:table-row>
          <table:table-cell table:style-name="Tabela1.A2" office:value-type="string">
            <text:p text:style-name="Table_20_Contents">&gt;</text:p>
          </table:table-cell>
          <table:table-cell table:style-name="Tabela1.A2" office:value-type="string">
            <text:p text:style-name="Table_20_Contents">stdout</text:p>
          </table:table-cell>
          <table:table-cell table:style-name="Tabela1.C2" office:value-type="string">
            <text:p text:style-name="Table_20_Contents">Redireciona a saída padrão para um arquivo. Sobrescreve o conteúdo de arquivos preexistentes.</text:p>
          </table:table-cell>
        </table:table-row>
        <table:table-row>
          <table:table-cell table:style-name="Tabela1.A2" office:value-type="string">
            <text:p text:style-name="Table_20_Contents">&gt;&gt;</text:p>
          </table:table-cell>
          <table:table-cell table:style-name="Tabela1.A2" office:value-type="string">
            <text:p text:style-name="Table_20_Contents">stdout</text:p>
          </table:table-cell>
          <table:table-cell table:style-name="Tabela1.C2" office:value-type="string">
            <text:p text:style-name="Table_20_Contents">Redireciona a saída padrão para um arquivo. Acrescenta o conteúdo no final e arquivos preexistentes.</text:p>
          </table:table-cell>
        </table:table-row>
        <table:table-row>
          <table:table-cell table:style-name="Tabela1.A2" office:value-type="string">
            <text:p text:style-name="Table_20_Contents">2&gt;</text:p>
          </table:table-cell>
          <table:table-cell table:style-name="Tabela1.A2" office:value-type="string">
            <text:p text:style-name="Table_20_Contents">stderr</text:p>
          </table:table-cell>
          <table:table-cell table:style-name="Tabela1.C2" office:value-type="string">
            <text:p text:style-name="Table_20_Contents">Redireciona a saída padrão de erro para um arquivo. Sobrescreve o conteúdo de arquivos preexistentes.</text:p>
          </table:table-cell>
        </table:table-row>
        <table:table-row>
          <table:table-cell table:style-name="Tabela1.A2" office:value-type="string">
            <text:p text:style-name="Table_20_Contents">2&gt;&gt;</text:p>
          </table:table-cell>
          <table:table-cell table:style-name="Tabela1.A2" office:value-type="string">
            <text:p text:style-name="Table_20_Contents">stderr</text:p>
          </table:table-cell>
          <table:table-cell table:style-name="Tabela1.C2" office:value-type="string">
            <text:p text:style-name="Table_20_Contents">Redireciona a saída padrão de erro para um arquivo. Acrescenta o conteúdo no final e arquivos preexistentes.</text:p>
          </table:table-cell>
        </table:table-row>
        <table:table-row>
          <table:table-cell table:style-name="Tabela1.A2" office:value-type="string">
            <text:p text:style-name="Table_20_Contents">&amp;&gt; ou &gt;&amp;</text:p>
          </table:table-cell>
          <table:table-cell table:style-name="Tabela1.A2" office:value-type="string">
            <text:p text:style-name="Table_20_Contents">stdout e stdin</text:p>
          </table:table-cell>
          <table:table-cell table:style-name="Tabela1.C2" office:value-type="string">
            <text:p text:style-name="Table_20_Contents">Redireciona as saídas padrão e padrão de erro para o mesmo arquivo.</text:p>
          </table:table-cell>
        </table:table-row>
        <table:table-row>
          <table:table-cell table:style-name="Tabela1.A2" office:value-type="string">
            <text:p text:style-name="Table_20_Contents">&lt;</text:p>
          </table:table-cell>
          <table:table-cell table:style-name="Tabela1.A2" office:value-type="string">
            <text:p text:style-name="Table_20_Contents">stdin</text:p>
          </table:table-cell>
          <table:table-cell table:style-name="Tabela1.C2" office:value-type="string">
            <text:p text:style-name="Table_20_Contents">Redireciona o conteúdo de um arquivo para a entrada padrão.</text:p>
          </table:table-cell>
        </table:table-row>
        <table:table-row>
          <table:table-cell table:style-name="Tabela1.A2" office:value-type="string">
            <text:p text:style-name="Table_20_Contents">&lt;&lt;</text:p>
          </table:table-cell>
          <table:table-cell table:style-name="Tabela1.A2" office:value-type="string">
            <text:p text:style-name="Table_20_Contents">stdin</text:p>
          </table:table-cell>
          <table:table-cell table:style-name="Tabela1.C2" office:value-type="string">
            <text:p text:style-name="Table_20_Contents">Lê a entrada padrão até que seja informada uma nova linha com o delimitador.</text:p>
          </table:table-cell>
        </table:table-row>
        <table:table-row>
          <table:table-cell table:style-name="Tabela1.A2" office:value-type="string">
            <text:p text:style-name="Table_20_Contents">|</text:p>
          </table:table-cell>
          <table:table-cell table:style-name="Tabela1.A2" office:value-type="string">
            <text:p text:style-name="Table_20_Contents">stdout e stdin</text:p>
          </table:table-cell>
          <table:table-cell table:style-name="Tabela1.C2" office:value-type="string">
            <text:p text:style-name="Table_20_Contents">Redireciona a saída padrão de uma comando para a entrada padrão do comando seguinte.</text:p>
          </table:table-cell>
        </table:table-row>
      </table:table>
      <text:p text:style-name="Text_20_body"/>
      <text:p text:style-name="Título_20_Exemplo">Exemplo – Redirecionadores &gt; , &gt;&gt;</text:p>
      <text:p text:style-name="Comando">aluno@curso:~$ <text:span text:style-name="T2">echo Bom dia, estamos testando redirecionadores</text:span></text:p>
      <text:p text:style-name="Comando">Bom dia, estamos testando redirecionadores</text:p>
      <text:p text:style-name="Comando">aluno@curso:~$ <text:span text:style-name="T2">echo Bom dia, estamos testando redirecionadores &gt; arq1.txt</text:span></text:p>
      <text:p text:style-name="Comando">aluno@curso:~$ <text:span text:style-name="T2">cat arq1.txt </text:span></text:p>
      <text:p text:style-name="Comando">Bom dia, estamos testando redirecionadores</text:p>
      <text:p text:style-name="Comando">aluno@curso:~$ <text:span text:style-name="T2">echo Usando o redirecionador \&gt; vamos sobrescrever o conteudo do arquivo arq1.txt &gt; arq1.txt</text:span></text:p>
      <text:p text:style-name="Comando">aluno@curso:~$ <text:span text:style-name="T2">cat arq1.txt </text:span></text:p>
      <text:p text:style-name="Comando">Usando o redirecionador &gt; vamos sobrescrever o conteudo do arquivo arq1.txt</text:p>
      <text:p text:style-name="P18">aluno@curso:~$ <text:span text:style-name="T2">echo Usando o redirecionador \&gt;\&gt; ao inves de sobrescrever o arquivo, vamos apenas acrescentar um novo conteudo no final do arquivo &gt;&gt; arq1.txt</text:span></text:p>
      <text:p text:style-name="P18">aluno@curso:~$ <text:span text:style-name="T2">cat arq1.txt </text:span></text:p>
      <text:p text:style-name="Comando">Usando o redirecionador &gt; vamos sobrescrever o conteudo do arquivo arq1.txt</text:p>
      <text:p text:style-name="Comando">Usando o redirecionador &gt;&gt; ao inves de sobrescrever o arquivo, vamos apenas acrescentar um novo conteudo no final do arquivo</text:p>
      <text:p text:style-name="P18">aluno@curso:~$</text:p>
      <text:p text:style-name="Text_20_body"/>
      <text:p text:style-name="Título_20_Exemplo">Exemplo – Redirecionadores 2&gt; , &amp;&gt;</text:p>
      <text:p text:style-name="Comando">aluno@curso:~$ <text:span text:style-name="T2">ls -d /a* /b*</text:span></text:p>
      <text:p text:style-name="Comando">ls: não é possível acessar '/a*': Arquivo ou diretório não encontrado</text:p>
      <text:p text:style-name="Comando">/bin <text:s/>/boot</text:p>
      <text:p text:style-name="Comando">aluno@curso:~$ <text:span text:style-name="T2">ls -d /a* /b* &gt; arq2.txt</text:span></text:p>
      <text:p text:style-name="Comando">ls: não é possível acessar '/a*': Arquivo ou diretório não encontrado</text:p>
      <text:p text:style-name="Comando">aluno@curso:~$ <text:span text:style-name="T2">cat arq2.txt </text:span></text:p>
      <text:p text:style-name="Comando"><text:soft-page-break/>/bin</text:p>
      <text:p text:style-name="Comando">/boot</text:p>
      <text:p text:style-name="Comando">aluno@curso:~$ <text:span text:style-name="T2">ls -d /a* /b* 2&gt; arq2.txt</text:span></text:p>
      <text:p text:style-name="Comando">/bin <text:s/>/boot</text:p>
      <text:p text:style-name="Comando">aluno@curso:~$ <text:span text:style-name="T2">cat arq2.txt </text:span></text:p>
      <text:p text:style-name="Comando">ls: não é possível acessar '/a*': Arquivo ou diretório não encontrado</text:p>
      <text:p text:style-name="Comando">aluno@curso:~$ <text:span text:style-name="T2">ls -d /a* /b* &amp;&gt; arq2.txt</text:span></text:p>
      <text:p text:style-name="Comando">aluno@curso:~$ <text:span text:style-name="T2">cat arq2.txt </text:span></text:p>
      <text:p text:style-name="Comando">ls: não é possível acessar '/a*': Arquivo ou diretório não encontrado</text:p>
      <text:p text:style-name="Comando">/bin</text:p>
      <text:p text:style-name="Comando">/boot</text:p>
      <text:p text:style-name="P19">aluno@curso:~$ </text:p>
      <text:p text:style-name="Text_20_body"/>
      <text:p text:style-name="Título_20_Exemplo">Exemplo – Redirecionadores &lt;&lt; , &lt;</text:p>
      <text:p text:style-name="Comando">aluno@curso:~$ <text:span text:style-name="T2">cat &lt;&lt;EOF &gt; calculo.txt</text:span></text:p>
      <text:p text:style-name="Comando">&gt; 2+3</text:p>
      <text:p text:style-name="Comando">&gt; 10/2</text:p>
      <text:p text:style-name="Comando">&gt; 5*3+2-4</text:p>
      <text:p text:style-name="Comando">&gt; EOF</text:p>
      <text:p text:style-name="Comando">aluno@curso:~$ <text:span text:style-name="T2">cat calculo.txt </text:span></text:p>
      <text:p text:style-name="Comando">2+3</text:p>
      <text:p text:style-name="Comando">10/2</text:p>
      <text:p text:style-name="Comando">5*3+2-4</text:p>
      <text:p text:style-name="Comando">aluno@curso:~$ <text:span text:style-name="T2">bc &lt; calculo.txt </text:span></text:p>
      <text:p text:style-name="Comando">5</text:p>
      <text:p text:style-name="Comando">5</text:p>
      <text:p text:style-name="Comando">13</text:p>
      <text:p text:style-name="Comando">aluno@curso:~$ </text:p>
      <text:p text:style-name="Text_20_body"/>
      <text:p text:style-name="Título_20_Exemplo">Exemplo – Redirecionador |</text:p>
      <text:p text:style-name="Comando">aluno@curso:~$ <text:span text:style-name="T2">cat &lt;&lt;FIM &gt; arq3.txt</text:span></text:p>
      <text:p text:style-name="Comando">este texto esta escrio em letras minusculas</text:p>
      <text:p text:style-name="Comando">ele vai ser processado pelo | e sera exibido em maiusculo</text:p>
      <text:p text:style-name="Comando">FIM</text:p>
      <text:p text:style-name="Comando"/>
      <text:p text:style-name="Comando">aluno@curso:~$ <text:span text:style-name="T2">cat arq3.txt | tr [:lower:] [:upper:]</text:span></text:p>
      <text:p text:style-name="Comando">ESTE TEXTO ESTA ESCRIO EM LETRAS MINUSCULAS</text:p>
      <text:p text:style-name="Comando">ELE VAI SER PROCESSADO PELO | E SERA EXIBIDO EM MAIUSCULO</text:p>
      <text:p text:style-name="Comando">aluno@curso:~$ </text:p>
      <text:p text:style-name="Text_20_body"/>
      <text:p text:style-name="Text_20_body"/>
      <text:h text:style-name="Título_20_1_20_-_20_ABNT" text:outline-level="1">Construindo um shell script</text:h>
      <text:p text:style-name="Text_20_body"/>
      <text:p text:style-name="Text_20_body"/>
      <text:p text:style-name="Text_20_body">Neste ponto encerramos uma parte de conhecimentos importantes para construção de shell scripts, isto não significa que outros conceitos novas informações não possam ser exploradas, mas agora de fato já temos elementos dos quais podemos adentrar na construção de um programa de shell.</text:p>
      <text:p text:style-name="Text_20_body">Bem, <text:span text:style-name="T6">com dito anteriormente,</text:span> um shell script não passa de um programa, um roteiro organizado em ações sequenciais de onde se pretende chegar a um resultado que pelo uso de programas, comandos internos e externos ao shell, normalmente não são alcançados. Daí o administrador de sistema lança mão de uma programação rápida, e cria um shell script para isto.</text:p>
      <text:p text:style-name="P7"><text:soft-page-break/>Um shell script é escrito em modo texto e <text:span text:style-name="T6">é</text:span> interpretado pelo shell para o qual foi escrito. No GNU/Linux e Unixs de modo geral, temos uma grande variedade de shells e ainda podemos criar scripts utilizando linguagens de programação tradicionais como python e perl.</text:p>
      <text:p text:style-name="P7"><text:span text:style-name="T7">KLEBERLYRA</text:span> </text:p>
      <text:p text:style-name="Text_20_body">Neste curso estamos focados em escrever scripts para o shell bash, para isso necessitamos:</text:p>
      <text:list xml:id="list5204424225080341638" text:style-name="L5">
        <text:list-item>
          <text:p text:style-name="P6"><text:span text:style-name="T2">editor de textos:</text:span> qualquer editor pode ser utilizado, pois os scripts são textos não formatados (texto puro). Portanto podemos utilizar o vi, vim, nano, pico, emacs, gedit, pluma, Writer do LibreOffice etc, escolha aquele que você tiver mais afinidade. Para aqueles que não tem um preferido sugiro o nano, ele acompanha a maior parte das distribuições GNU/Linux modernas e é muito fácil de usar.</text:p>
        </text:list-item>
        <text:list-item>
          <text:p text:style-name="P6"><text:span text:style-name="T2">extensão utilizada:</text:span> no mundo Unix, a execução de arquivos não está ligada à sua extensão, podendo ser utilizada qualquer uma ou nenhuma, porém por questões de organização vamos utilizar o padrão .sh para diferenciar visualmente os arquivos de shell script de outros arquivos.</text:p>
        </text:list-item>
        <text:list-item>
          <text:p text:style-name="P6"><text:span text:style-name="T2">permissões:</text:span> um shell script necessita de duas permissões para ser executado: leitura e execução.</text:p>
        </text:list-item>
        <text:list-item>
          <text:p text:style-name="P6"><text:span text:style-name="T2">localização:</text:span> o script pode ser instalado em qualquer lugar da árvore de diretórios, desde que seus usuários tenham acesso a ele.</text:p>
        </text:list-item>
      </text:list>
      <text:p text:style-name="Text_20_body">Abra o editor de textos de sua preferência e digite o seguinte texto e salve-o com o nome hello.sh.</text:p>
      <text:p text:style-name="Text_20_body"/>
      <text:p text:style-name="Título_20_Exemplo">Script – hello.sh</text:p>
      <text:p text:style-name="Comando">#!/bin/bash</text:p>
      <text:p text:style-name="Comando">#------------------------</text:p>
      <text:p text:style-name="Comando"># Script: hello.sh</text:p>
      <text:p text:style-name="Comando"># Exibe uma mensagem</text:p>
      <text:p text:style-name="Comando">#------------------------</text:p>
      <text:p text:style-name="Comando">echo Alô mundo! </text:p>
      <text:p text:style-name="Text_20_body"/>
      <text:p text:style-name="Text_20_body">Observe que na primeira linha, e sempre tem que ser na primeira linha, informamos ao shell corrente (que pode ser diferente do bash) qual o shell no qual nosso script deve ser interpretado/executado, damos o nome hashbang ou shebang aos caracteres iniciais da linha #!. Agora é mudar as permissões do script e executá-lo.</text:p>
      <text:p text:style-name="Text_20_body"/>
      <text:p text:style-name="Título_20_Exemplo">Exemplo</text:p>
      <text:p text:style-name="Comando">aluno@curso:~$ <text:span text:style-name="T2">ls -l hello.sh </text:span><text:line-break/>-rw-rw-r--. 1 aluno aluno 61 Nov <text:s/>8 09:42 hello.sh<text:line-break/>aluno@curso:~$ <text:span text:style-name="T2">chmod u+x hello.sh </text:span><text:line-break/><text:soft-page-break/>aluno@curso:~$ <text:span text:style-name="T2">ls -l hello.sh </text:span><text:line-break/>-rwxrw-r--. 1 aluno aluno 61 Nov <text:s/>8 09:42 hello.sh<text:line-break/>aluno@curso:~$ <text:span text:style-name="T2">./hello.sh </text:span><text:line-break/>Alô mundo!<text:line-break/>aluno@curso:~$ </text:p>
      <text:p text:style-name="Text_20_body"><text:tab/></text:p>
      <text:p text:style-name="Text_20_body">Simples não? Bastante!</text:p>
      <text:p text:style-name="Text_20_body"/>
      <text:h text:style-name="Título_20_2_20_-_20_ABNT" text:outline-level="2">Documentando o código</text:h>
      <text:p text:style-name="Text_20_body"/>
      <text:p text:style-name="Text_20_body">Documentação é o calcanhar de Aquiles de todos os técnicos de informática, mas num script, por mais simples que seja, é muito interessante que façamos comentários no código para facilitar o entendimento de outros (equipe), o nosso próprio entendimento durante a construção do script, e até mesmo a nossa lembrança no futuro, portanto comentar o código é necessário e utilizados o caractere hash (#) para fazer esta atividade, ele pode ser inserido em qualquer ponto do script e qualquer símbolo, palavra ou frase após sua inserção, é ignorada até o final da linha que se encontra.</text:p>
      <text:p text:style-name="Text_20_body"/>
      <text:p text:style-name="Text_20_body">Passagem de Parâmetros Posicionais</text:p>
      <text:p text:style-name="Text_20_body"/>
      <text:p text:style-name="Text_20_body">A passagem de parâmetros para o script é algo bastante utilizado. Uma vez que os scripts são bastante utilizados para auxiliar aos administradores de sistemas, construir um script onde a todo momento o administrador deve editá-lo para “personalizar” sua execução é puco produtivo além de se correr riscos de alterar partes indesejáveis do código, sem se perceber.</text:p>
      <text:p text:style-name="Text_20_body">A passagem de argumentos é tratada dentro do script como sendo variáveis especiais <text:s/>que se referencia de modo posicional, onde cada argumento está relacionado a sua posição na lista de argumentos no momento em que o script é chamado para execução. O primeiro parâmetro dentro do script é $1, o segundo $2, o terceiro $3 e assim sucessivamente, após o nono parâmetro eles devem ser referenciados utilizando chaves, para que o shell interprete corretamente a posição requerida ${10}, ${11} …. Há ainda alguns especiais que são $0 que armazena o nome do programa que o chamou, $# que informa a quantidade parâmetros passados para o script, e $* que expande todos os parâmetros de uma vez.</text:p>
      <text:p text:style-name="Text_20_body"/>
      <text:p text:style-name="Comando">Script - lista-parametros.sh </text:p>
      <text:p text:style-name="Comando">#!/bin/bash</text:p>
      <text:p text:style-name="Comando">#------------------</text:p>
      <text:p text:style-name="Comando"># Script: parametros.sh</text:p>
      <text:p text:style-name="Comando"><text:soft-page-break/># Exerimenta o uso de parametros num script</text:p>
      <text:p text:style-name="Comando">#------------------</text:p>
      <text:p text:style-name="Comando">#!/bin/bash</text:p>
      <text:p text:style-name="Comando">#------------------</text:p>
      <text:p text:style-name="Comando"># Script: parametros.sh</text:p>
      <text:p text:style-name="Comando"># Exerimenta o uso de parametros num script</text:p>
      <text:p text:style-name="Comando">#------------------</text:p>
      <text:p text:style-name="Comando">echo o nome deste script e: $0</text:p>
      <text:p text:style-name="Comando">echo o terceiro parametro informado foi: $3</text:p>
      <text:p text:style-name="Comando">echo o primeiro parametro informado foi: $1</text:p>
      <text:p text:style-name="Comando">echo o segundo <text:s/>parametro informado foi: $2</text:p>
      <text:p text:style-name="Comando">echo os parametros informados foram: $*</text:p>
      <text:p text:style-name="Comando">echo a quantidade de parametros informado foi $#</text:p>
      <text:p text:style-name="Text_20_body"/>
      <text:p text:style-name="Comando">Exemplo</text:p>
      <text:p text:style-name="Comando">aluno@curso:~$ chmod u+x lista-parametros.sh </text:p>
      <text:p text:style-name="Comando">aluno@curso:~$ ./lista-parametros.sh abacaxi 10 uva morango</text:p>
      <text:p text:style-name="Comando">o nome deste script e: ./lista-parametros.sh</text:p>
      <text:p text:style-name="Comando">o terceiro parametro informado foi: uva</text:p>
      <text:p text:style-name="Comando">o primeiro parametro informado foi: abacaxi</text:p>
      <text:p text:style-name="Comando">o segundo parametro informado foi: 10</text:p>
      <text:p text:style-name="Comando">os parametros informados foram: abacaxi 10 uva morango</text:p>
      <text:p text:style-name="Comando">a quantidade de parametros informado foi 4</text:p>
      <text:p text:style-name="Comando">aluno@curso:~$ </text:p>
      <text:p text:style-name="Text_20_body"/>
      <text:p text:style-name="Text_20_body">Solicitando dados do usuário</text:p>
      <text:p text:style-name="Text_20_body"/>
      <text:p text:style-name="Text_20_body">A passagem de parâmetros não é a única forma do usuário comunicar-se com o script, também é possível, a partir do script já em execução, que o usuário entre com informações para serem processadas, faremos isso com o comando intrínseco (built-in) read. </text:p>
      <text:p text:style-name="Comando">Script – lendo-dados.sh </text:p>
      <text:p text:style-name="Comando">#!/bin/bash</text:p>
      <text:p text:style-name="Comando">#------------------</text:p>
      <text:p text:style-name="Comando"># Script: lendo-dados.sh</text:p>
      <text:p text:style-name="Comando"># Le dados do usuario e realiza calculos</text:p>
      <text:p text:style-name="Comando">#------------------</text:p>
      <text:p text:style-name="Comando"/>
      <text:p text:style-name="Comando">echo -n Informe seu nome: ; read NOME</text:p>
      <text:p text:style-name="Comando">read -p "Informe o dia do seu nascimento: " DIA</text:p>
      <text:p text:style-name="Comando">read -p "Informe o mes do seu nascimento: " MES</text:p>
      <text:p text:style-name="Comando">read -p "Informe o ano do seu nascimento: " ANO</text:p>
      <text:p text:style-name="Comando"/>
      <text:p text:style-name="Comando">#calcula a quantidades de segundos que um ano possui</text:p>
      <text:p text:style-name="Comando">SEGUNDOSANO=$((365*24*60*60))</text:p>
      <text:p text:style-name="Comando"/>
      <text:p text:style-name="Comando">#calcula o TIMESTAMP da data de nascimento informada</text:p>
      <text:p text:style-name="Comando">SEGUNDOSNASC=$(date -u --date="$ANO/$MES/$DIA" +%s)</text:p>
      <text:p text:style-name="Comando"/>
      <text:p text:style-name="Comando">#calcula o TIMESTAMP da data atual</text:p>
      <text:p text:style-name="Comando">SEGUNDOSATUAL=$(date -u +%s)</text:p>
      <text:p text:style-name="Comando"/>
      <text:p text:style-name="Comando">#calcula a idade do usuario</text:p>
      <text:p text:style-name="Comando">IDADE=$((($SEGUNDOSATUAL-$SEGUNDOSNASC)/$SEGUNDOSANO))</text:p>
      <text:p text:style-name="Comando"/>
      <text:p text:style-name="Comando">echo $NOME, voce tem $IDADE anos e nasceu numa $(date -u --date "$ANO/$MES/$DIA" +%A).</text:p>
      <text:p text:style-name="Text_20_body"/>
      <text:p text:style-name="Text_20_body">Observemos que o comando read foi utilizado de dois modos diferentes. Na linha, read NOME, apenas solicitamos a obtenção de dados do usuário e atribuímos esta informação a uma variável NOME, o prompt da pergunta ficou por conta do comando echo, já nas linhas <text:soft-page-break/>seguintes utilizamos a sintaxe read -p “mensagem” VARIAVEL, que une as ações realizadas em duas chamadas num único comando.</text:p>
      <text:p text:style-name="Text_20_body"/>
      <text:p text:style-name="Comando">Exemplo</text:p>
      <text:p text:style-name="Comando">aluno@curso:~$ chmod u+x lendo-dados.sh </text:p>
      <text:p text:style-name="Comando">aluno@curso:~$ ./lendo-dados.sh </text:p>
      <text:p text:style-name="Comando">Informe seu nome:Arnaldo</text:p>
      <text:p text:style-name="Comando">Informe o dia do seu nascimento: 29</text:p>
      <text:p text:style-name="Comando">Informe o mes do seu nascimento: 7</text:p>
      <text:p text:style-name="Comando">Informe o ano do seu nascimento: 1974</text:p>
      <text:p text:style-name="Comando">Arnaldo, voce tem 42 anos e nasceu numa segunda.</text:p>
      <text:p text:style-name="Comando">aluno@curso:~$ </text:p>
      <text:p text:style-name="Text_20_body"/>
      <text:p text:style-name="Text_20_body">Em nosso script utilizamos a substituição de comandos <text:span text:style-name="Estilo_20_comando">$()</text:span>, e ainda introduzimos a expansão aritmética de substituição <text:span text:style-name="Estilo_20_comando">$((expressão matemática))</text:span>, onde é possível fazer o shell realizar cálculos matemáticos e retornar o resultado, no manual do bash você encontrará outros comandos como <text:span text:style-name="Estilo_20_comando">let</text:span> e <text:span text:style-name="Estilo_20_comando">expr</text:span>, que tem função similar.</text:p>
      <text:p text:style-name="Text_20_body"/>
      <text:p text:style-name="Text_20_body">Escrevendo funções</text:p>
      <text:p text:style-name="Text_20_body"/>
      <text:p text:style-name="Text_20_body">Sempre que precisamos repetir em vários pontos do nosso script a mesma ação podemos realizar de duas formas, a primeira é repetir o código, porém esta abordagem fica cansativa e pode ocasionar em erros de digitação que levarão a erros na execução do script, além de que, numa futura modificação desta ação, você deverá percorrer todo o código a fim de modificar ação e ter cuidado triplicado para que todas as alterações sejam realizadas corretamente; ou criar uma função, que centraliza trechos de código que necessitam ser consumidos em várias partes do nosso script. Pense numa função como um apelido para um conjunto de ações, após de escrever a função, no código precisamos apenas em realizar a chamada deste para que aquele conjunto de ações seja executado novamente, isto facilita a programação, tornado-a mais clara e limpa, evitando erros de digitação de código. Existem duas sintaxes para utilização de funções:</text:p>
      <text:p text:style-name="Comando">Sintaxe 1</text:p>
      <text:p text:style-name="Comando">function nome_da_função</text:p>
      <text:p text:style-name="Comando">{</text:p>
      <text:p text:style-name="Comando"><text:tab/>instrução 1</text:p>
      <text:p text:style-name="Comando"><text:tab/>instrução 2</text:p>
      <text:p text:style-name="Comando"><text:tab/>…</text:p>
      <text:p text:style-name="Comando"><text:tab/>instrução n</text:p>
      <text:p text:style-name="Comando">}</text:p>
      <text:p text:style-name="Text_20_body"/>
      <text:p text:style-name="Comando">Sintaxe 2</text:p>
      <text:p text:style-name="Comando">nome_da_função ()</text:p>
      <text:p text:style-name="Comando">{</text:p>
      <text:p text:style-name="Comando"><text:tab/>instrução 1</text:p>
      <text:p text:style-name="Comando"><text:tab/>instrução 2</text:p>
      <text:p text:style-name="Comando"><text:soft-page-break/><text:tab/>…</text:p>
      <text:p text:style-name="Comando"><text:tab/>instrução n</text:p>
      <text:p text:style-name="Comando">}</text:p>
      <text:p text:style-name="Text_20_body"/>
      <text:p text:style-name="Text_20_body">Ambas são equivalentes, ficando o programador do script livre para usar qual das formas quiser. Dentro das funções a utilização de parâmetros é a mesma utilizada no script. As funções devem ser definidas no início do script, antes da execução da rotina principal. Não se esqueça de comentar seu código!</text:p>
      <text:p text:style-name="Text_20_body"/>
      <text:p text:style-name="Comando">Script – funcao1.sh</text:p>
      <text:p text:style-name="Comando">#!/bin/bash</text:p>
      <text:p text:style-name="Comando">#------------------</text:p>
      <text:p text:style-name="Comando"># Script: parametros.sh</text:p>
      <text:p text:style-name="Comando"># Criar três arquivos no diretorio /tmp</text:p>
      <text:p text:style-name="Comando">#------------------</text:p>
      <text:p text:style-name="Comando"/>
      <text:p text:style-name="Comando"># cria um arquivo com o nome informado pelo usuario</text:p>
      <text:p text:style-name="Comando"># no primeiro parametro passamos o nome do arquivo</text:p>
      <text:p text:style-name="Comando"># no segundo parametro passamos o tamanho que este arquivo deve ter em MB, conforme </text:p>
      <text:p text:style-name="Comando"># comando dd</text:p>
      <text:p text:style-name="Comando">criar_arquivo()</text:p>
      <text:p text:style-name="Comando">{</text:p>
      <text:p text:style-name="Comando"><text:s text:c="3"/>NOVOARQUIVO=$1</text:p>
      <text:p text:style-name="Comando"><text:s text:c="3"/>TAMANHO=$2</text:p>
      <text:p text:style-name="Comando"><text:s text:c="3"/>dd if=/dev/zero of="$NOVOARQUIVO" bs=${TAMANHO}MB count=1 &amp;&gt; /dev/null</text:p>
      <text:p text:style-name="Comando"><text:s text:c="3"/>echo -e "Arquivo $NOVOARQUIVO criado:\n\t\t$(ls -lh $NOVOARQUIVO)"</text:p>
      <text:p text:style-name="Comando">}</text:p>
      <text:p text:style-name="Comando"/>
      <text:p text:style-name="Comando"># codigo principal</text:p>
      <text:p text:style-name="Comando">criar_arquivo primeiro.dat 10</text:p>
      <text:p text:style-name="Comando">criar_arquivo segundo.dat 5</text:p>
      <text:p text:style-name="Comando">criar_arquivo terceiro.dat 3</text:p>
      <text:p text:style-name="Text_20_body"/>
      <text:p text:style-name="Text_20_body">Neste script criamos a função criar_arquivo() que criará um arquivo cujo nome e tamanho foram informados via passagem de parâmetros na chamada da função. Fizemos o redirecionamento de todas mensagens geradas pelo comando <text:span text:style-name="Estilo_20_comando">dd</text:span><text:span text:style-name="Estilo_20_comando"><text:note text:id="ftn6" text:note-class="footnote"><text:note-citation>6</text:note-citation><text:note-body><text:p text:style-name="P3">man dd</text:p></text:note-body></text:note></text:span> para o dispositivo <text:span text:style-name="Estilo_20_comando">/dev/null</text:span><text:note text:id="ftn7" text:note-class="footnote"><text:note-citation>7</text:note-citation><text:note-body><text:p text:style-name="P3">man null</text:p></text:note-body></text:note>, que é um dispositivo nulo, um arquivo especial que descarta qualquer informação enviada para ele.</text:p>
      <text:p text:style-name="Text_20_body"/>
      <text:p text:style-name="Comando">Exemplo</text:p>
      <text:p text:style-name="Comando">aluno@curso:~$ chmod u+x <text:s/>funcao1.sh </text:p>
      <text:p text:style-name="Comando">aluno@curso:~$ ./funcao1.sh </text:p>
      <text:p text:style-name="Comando">Arquivo primeiro.dat criado:</text:p>
      <text:p text:style-name="Comando"><text:tab/><text:tab/>-rw-rw-r--. 1 aluno aluno 9,6M Nov <text:s/>9 10:36 primeiro.dat</text:p>
      <text:p text:style-name="Comando">Arquivo segundo.dat criado:</text:p>
      <text:p text:style-name="Comando"><text:tab/><text:tab/>-rw-rw-r--. 1 aluno aluno 4,8M Nov <text:s/>9 10:36 segundo.dat</text:p>
      <text:p text:style-name="Comando">Arquivo terceiro.dat criado:</text:p>
      <text:p text:style-name="Comando"><text:tab/><text:tab/>-rw-rw-r--. 1 aluno aluno 2,9M Nov <text:s/>9 10:36 terceiro.dat</text:p>
      <text:p text:style-name="Comando">aluno@curso:~$ </text:p>
      <text:p text:style-name="Text_20_body"/>
      <text:p text:style-name="Text_20_body">Realizando testes</text:p>
      <text:p text:style-name="Text_20_body"><text:soft-page-break/></text:p>
      <text:p text:style-name="Text_20_body">Todos os comandos após sua execução geram um código de retorno, este código de retorno é utilizado para saber se a execução foi bem-sucedida ou se encontrou algum erro. Em caso de sucesso, normalmente, o código de retorno é 0 (zero), caso contrário é um valor diferente de zero, este conceito serve pra todo comando executado no shell e para as funções dentro dos scripts. O shell tem uma variável especial que guarda este código de retorno, trata-se de <text:span text:style-name="Estilo_20_comando">$?</text:span>. </text:p>
      <text:p text:style-name="Text_20_body"/>
      <text:p text:style-name="Comando">Exemplo</text:p>
      <text:p text:style-name="Comando">aluno@curso:~$ ls</text:p>
      <text:p text:style-name="Comando">Área de trabalho <text:s/>funcao1.sh <text:s/>lendo-dados.sh <text:s text:c="6"/>Música <text:s text:c="7"/>segundo.dat</text:p>
      <text:p text:style-name="Comando">Documentos <text:s text:c="7"/>hello.sh <text:s text:c="3"/>lista-parametros.sh <text:s/>primeiro.dat <text:s/>terceiro.dat</text:p>
      <text:p text:style-name="Comando">Downloads <text:s text:c="8"/>Imagens <text:s text:c="4"/>Modelos <text:s text:c="13"/>Público <text:s text:c="6"/>Vídeos</text:p>
      <text:p text:style-name="Comando">aluno@curso:~$ echo $?</text:p>
      <text:p text:style-name="Comando">0</text:p>
      <text:p text:style-name="Comando">aluno@curso:~$ ls falha.txt</text:p>
      <text:p text:style-name="Comando">ls: não é possível acessar falha.txt: Arquivo ou diretório não encontrado</text:p>
      <text:p text:style-name="Comando">aluno@curso:~$ echo $?</text:p>
      <text:p text:style-name="Comando">2</text:p>
      <text:p text:style-name="Comando">aluno@curso:~$ ./hello.sh </text:p>
      <text:p text:style-name="Comando">Alo Mundo!</text:p>
      <text:p text:style-name="Comando">aluno@curso:~$ echo $?</text:p>
      <text:p text:style-name="Comando">0</text:p>
      <text:p text:style-name="Comando">aluno@curso:~$ ./lendo-dados.sh </text:p>
      <text:p text:style-name="Comando">Informe seu nome:^C</text:p>
      <text:p text:style-name="Comando">aluno@curso:~$ echo $?</text:p>
      <text:p text:style-name="Comando">130</text:p>
      <text:p text:style-name="Comando">aluno@curso:~$ ./lendo-dados.sh </text:p>
      <text:p text:style-name="Comando">Informe seu nome:Kleber</text:p>
      <text:p text:style-name="Comando">Informe o dia do seu nascimento: 29</text:p>
      <text:p text:style-name="Comando">Informe o mes do seu nascimento: 7</text:p>
      <text:p text:style-name="Comando">Informe o ano do seu nascimento: 1974</text:p>
      <text:p text:style-name="Comando">Kleber, voce tem 42 anos e nasceu numa segunda.</text:p>
      <text:p text:style-name="Comando">aluno@curso:~$ echo $?</text:p>
      <text:p text:style-name="Comando">0</text:p>
      <text:p text:style-name="Comando">aluno@curso:~$ </text:p>
      <text:p text:style-name="Text_20_body"/>
      <text:p text:style-name="Text_20_body">Observe que nos comandos digitados acima, independente se são scripts ou comandos do Sistema Operacional, todos possuem código de retorno. Naqueles que a execução ocorreu sem erros, falhas ou interrupção, o código retornado foi 0 (zero), nas outras situações retornaram os mais diversos códigos, isto varia de comando para comando e pode ser verificado no manual do comando, se houver. O importante aqui é compreender o conceito de código de retorno para que seja utilizado como ponto de tomada de decisão dentro do nosso script.</text:p>
      <text:p text:style-name="Text_20_body"/>
      <text:p text:style-name="Text_20_body">Avaliando expressões</text:p>
      <text:p text:style-name="Text_20_body"/>
      <text:p text:style-name="Text_20_body">Em muitos momentos na construção de nossos scripts, será necessário, fazer uma <text:soft-page-break/>tomada de decisão, necessitaremos fazer verificações, comparações ou testes para decidir qual será nossa próxima ação, e é aí que usamos o comando <text:span text:style-name="Estilo_20_comando">test</text:span><text:span text:style-name="Estilo_20_comando"><text:note text:id="ftn8" text:note-class="footnote"><text:note-citation>8</text:note-citation><text:note-body><text:p text:style-name="P4">man test</text:p></text:note-body></text:note></text:span> ou o operador <text:span text:style-name="Estilo_20_comando">[]</text:span>.</text:p>
      <text:p text:style-name="Text_20_body">Fazendo uso de test podemos avaliar condições de Inteiros, Strings e Arquivos.</text:p>
      <text:p text:style-name="Text_20_body"/>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Table_20_Contents">Tipo de Teste</text:p>
          </table:table-cell>
          <table:table-cell table:style-name="Tabela2.A1" office:value-type="string">
            <text:p text:style-name="Table_20_Contents">Relação</text:p>
          </table:table-cell>
          <table:table-cell table:style-name="Tabela2.A1" office:value-type="string">
            <text:p text:style-name="Table_20_Contents">Significado</text:p>
          </table:table-cell>
          <table:table-cell table:style-name="Tabela2.D1" office:value-type="string">
            <text:p text:style-name="Table_20_Contents">Sintaxe</text:p>
          </table:table-cell>
        </table:table-row>
        <table:table-row>
          <table:table-cell table:style-name="Tabela2.A2" table:number-rows-spanned="6" office:value-type="string">
            <text:p text:style-name="Table_20_Contents">Número Inteiro</text:p>
          </table:table-cell>
          <table:table-cell table:style-name="Tabela2.B2" office:value-type="string">
            <text:p text:style-name="Table_20_Contents">-lt</text:p>
          </table:table-cell>
          <table:table-cell table:style-name="Tabela2.C2" office:value-type="string">
            <text:p text:style-name="Table_20_Contents">menor que</text:p>
          </table:table-cell>
          <table:table-cell table:style-name="Tabela2.D2" office:value-type="string">
            <text:p text:style-name="Table_20_Contents">numero1 -lt numero2</text:p>
          </table:table-cell>
        </table:table-row>
        <table:table-row>
          <table:covered-table-cell/>
          <table:table-cell table:style-name="Tabela2.B3" office:value-type="string">
            <text:p text:style-name="Table_20_Contents">-le</text:p>
          </table:table-cell>
          <table:table-cell table:style-name="Tabela2.C3" office:value-type="string">
            <text:p text:style-name="Table_20_Contents">menor ou igual a</text:p>
          </table:table-cell>
          <table:table-cell table:style-name="Tabela2.D3" office:value-type="string">
            <text:p text:style-name="Table_20_Contents">numero1 -le numero2</text:p>
          </table:table-cell>
        </table:table-row>
        <table:table-row>
          <table:covered-table-cell/>
          <table:table-cell table:style-name="Tabela2.B4" office:value-type="string">
            <text:p text:style-name="Table_20_Contents">-gt</text:p>
          </table:table-cell>
          <table:table-cell table:style-name="Tabela2.C4" office:value-type="string">
            <text:p text:style-name="Table_20_Contents">maior que</text:p>
          </table:table-cell>
          <table:table-cell table:style-name="Tabela2.D4" office:value-type="string">
            <text:p text:style-name="Table_20_Contents">numero1 -gt numero2</text:p>
          </table:table-cell>
        </table:table-row>
        <table:table-row>
          <table:covered-table-cell/>
          <table:table-cell table:style-name="Tabela2.B5" office:value-type="string">
            <text:p text:style-name="Table_20_Contents">-ge</text:p>
          </table:table-cell>
          <table:table-cell table:style-name="Tabela2.C5" office:value-type="string">
            <text:p text:style-name="Table_20_Contents">maior ou igual a</text:p>
          </table:table-cell>
          <table:table-cell table:style-name="Tabela2.D5" office:value-type="string">
            <text:p text:style-name="Table_20_Contents">numero1 -ge numero2</text:p>
          </table:table-cell>
        </table:table-row>
        <table:table-row>
          <table:covered-table-cell/>
          <table:table-cell table:style-name="Tabela2.B6" office:value-type="string">
            <text:p text:style-name="Table_20_Contents">-eq</text:p>
          </table:table-cell>
          <table:table-cell table:style-name="Tabela2.C6" office:value-type="string">
            <text:p text:style-name="Table_20_Contents">igual a</text:p>
          </table:table-cell>
          <table:table-cell table:style-name="Tabela2.D6" office:value-type="string">
            <text:p text:style-name="Table_20_Contents">numero1 -eq numero2</text:p>
          </table:table-cell>
        </table:table-row>
        <table:table-row>
          <table:covered-table-cell/>
          <table:table-cell table:style-name="Tabela2.B7" office:value-type="string">
            <text:p text:style-name="Table_20_Contents">-ne</text:p>
          </table:table-cell>
          <table:table-cell table:style-name="Tabela2.C7" office:value-type="string">
            <text:p text:style-name="Table_20_Contents">diferente de</text:p>
          </table:table-cell>
          <table:table-cell table:style-name="Tabela2.D7" office:value-type="string">
            <text:p text:style-name="Table_20_Contents">numero1 -ne numero2</text:p>
          </table:table-cell>
        </table:table-row>
      </table:table>
      <text:p text:style-name="Text_20_body"/>
      <text:p text:style-name="Comando">Exemplo</text:p>
      <text:p text:style-name="Comando">aluno@curso:~$ test 10 -lt 20</text:p>
      <text:p text:style-name="Comando">aluno@curso:~$ echo $?</text:p>
      <text:p text:style-name="Comando">0</text:p>
      <text:p text:style-name="Comando">aluno@curso:~$ test 20 -lt 10</text:p>
      <text:p text:style-name="Comando">aluno@curso:~$ echo $?</text:p>
      <text:p text:style-name="Comando">1</text:p>
      <text:p text:style-name="Comando">aluno@curso:~$ [ 30 -le 30 ]</text:p>
      <text:p text:style-name="Comando">aluno@curso:~$ echo $?</text:p>
      <text:p text:style-name="Comando">0</text:p>
      <text:p text:style-name="Comando">aluno@curso:~$ A=10; B=10; [ $A -eq $B ]</text:p>
      <text:p text:style-name="Comando">aluno@curso:~$ echo $?</text:p>
      <text:p text:style-name="Comando">0</text:p>
      <text:p text:style-name="Comando">aluno@curso:~$ A=11; B=10; [ $A -eq $B ]</text:p>
      <text:p text:style-name="Comando">aluno@curso:~$ echo $?</text:p>
      <text:p text:style-name="Comando">1</text:p>
      <text:p text:style-name="Comando">aluno@curso:~$ A=11; B=10; [ $A -ne $B ]</text:p>
      <text:p text:style-name="Comando">aluno@curso:~$ echo $?</text:p>
      <text:p text:style-name="Comando">0</text:p>
      <text:p text:style-name="Comando">aluno@curso:~$ A=11; [ $A -gt 5 ]; echo $?</text:p>
      <text:p text:style-name="Comando">0</text:p>
      <text:p text:style-name="Comando">aluno@curso:~$ A=1; [ $A -gt 5 ]; echo $?</text:p>
      <text:p text:style-name="Comando">1</text:p>
      <text:p text:style-name="Text_20_body"/>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Table_20_Contents">Tipo de Teste</text:p>
          </table:table-cell>
          <table:table-cell table:style-name="Tabela3.A1" office:value-type="string">
            <text:p text:style-name="Table_20_Contents">Operador</text:p>
          </table:table-cell>
          <table:table-cell table:style-name="Tabela3.A1" office:value-type="string">
            <text:p text:style-name="Table_20_Contents">Significado</text:p>
          </table:table-cell>
          <table:table-cell table:style-name="Tabela3.D1" office:value-type="string">
            <text:p text:style-name="Table_20_Contents">Sintaxe</text:p>
          </table:table-cell>
        </table:table-row>
        <table:table-row>
          <table:table-cell table:style-name="Tabela3.A2" table:number-rows-spanned="5" office:value-type="string">
            <text:p text:style-name="Table_20_Contents">String</text:p>
          </table:table-cell>
          <table:table-cell table:style-name="Tabela3.B2" office:value-type="string">
            <text:p text:style-name="Table_20_Contents">=</text:p>
          </table:table-cell>
          <table:table-cell table:style-name="Tabela3.C2" office:value-type="string">
            <text:p text:style-name="Table_20_Contents">Verdadeiro se iguais</text:p>
          </table:table-cell>
          <table:table-cell table:style-name="Tabela3.D2" office:value-type="string">
            <text:p text:style-name="Table_20_Contents">“String1” = “String2”</text:p>
          </table:table-cell>
        </table:table-row>
        <table:table-row>
          <table:covered-table-cell/>
          <table:table-cell table:style-name="Tabela3.B3" office:value-type="string">
            <text:p text:style-name="Table_20_Contents">!=</text:p>
          </table:table-cell>
          <table:table-cell table:style-name="Tabela3.C3" office:value-type="string">
            <text:p text:style-name="Table_20_Contents">Verdadeiro se diferentes</text:p>
          </table:table-cell>
          <table:table-cell table:style-name="Tabela3.D3" office:value-type="string">
            <text:p text:style-name="Table_20_Contents">String1 != “String2”</text:p>
          </table:table-cell>
        </table:table-row>
        <table:table-row>
          <table:covered-table-cell/>
          <table:table-cell table:style-name="Tabela3.B4" office:value-type="string">
            <text:p text:style-name="Table_20_Contents">-z</text:p>
          </table:table-cell>
          <table:table-cell table:style-name="Tabela3.C4" office:value-type="string">
            <text:p text:style-name="Table_20_Contents">Verdadeiro se comprimento igual a 0</text:p>
          </table:table-cell>
          <table:table-cell table:style-name="Tabela3.D4" office:value-type="string">
            <text:p text:style-name="Table_20_Contents">-z “String1”</text:p>
          </table:table-cell>
        </table:table-row>
        <table:table-row>
          <table:covered-table-cell/>
          <table:table-cell table:style-name="Tabela3.B6" office:value-type="string">
            <text:p text:style-name="Table_20_Contents">-n</text:p>
          </table:table-cell>
          <table:table-cell table:style-name="Tabela3.C6" office:value-type="string">
            <text:p text:style-name="Table_20_Contents">Verdeiro se comprimento diferente de 0</text:p>
          </table:table-cell>
          <table:table-cell table:style-name="Tabela3.D6" office:value-type="string">
            <text:p text:style-name="Table_20_Contents">-n “String1”</text:p>
          </table:table-cell>
        </table:table-row>
        <table:table-row>
          <table:covered-table-cell/>
          <table:table-cell table:style-name="Tabela3.B6" office:value-type="string">
            <text:p text:style-name="Table_20_Contents">string</text:p>
          </table:table-cell>
          <table:table-cell table:style-name="Tabela3.C6" office:value-type="string">
            <text:p text:style-name="Table_20_Contents">Verdeiro se comprimento diferente de 0</text:p>
          </table:table-cell>
          <table:table-cell table:style-name="Tabela3.D6" office:value-type="string">
            <text:p text:style-name="Table_20_Contents">“String1”</text:p>
          </table:table-cell>
        </table:table-row>
      </table:table>
      <text:p text:style-name="Text_20_body"/>
      <text:p text:style-name="Text_20_body">É boa prática, porém não obrigatória, que ao se testar strings utilizando variáveis, estas <text:soft-page-break/>estejam entre aspas duplas, pois caso a variável seja vazia ou nula, não ocorra erro de avaliação por parte de shell.</text:p>
      <text:p text:style-name="Text_20_body"/>
      <text:p text:style-name="Comando">Exemplo</text:p>
      <text:p text:style-name="Comando">aluno@curso:~$ test "carlos" = "pedro"; echo $?</text:p>
      <text:p text:style-name="Comando">1</text:p>
      <text:p text:style-name="Comando">aluno@curso:~$ test "carlos" != "pedro"; echo $?</text:p>
      <text:p text:style-name="Comando">0</text:p>
      <text:p text:style-name="Comando">aluno@curso:~$ N="escova"; test $N != "copo"; echo $?</text:p>
      <text:p text:style-name="Comando">0</text:p>
      <text:p text:style-name="Comando">aluno@curso:~$ test $M = "copo"; echo $?</text:p>
      <text:p text:style-name="Comando">-bash: test: =: esperado operador unário</text:p>
      <text:p text:style-name="Comando">2</text:p>
      <text:p text:style-name="Comando">aluno@curso:~$ test "$M" = "copo"; echo $?</text:p>
      <text:p text:style-name="Comando">1</text:p>
      <text:p text:style-name="Comando">aluno@curso:~$ [ -z "$M" ]; echo $?</text:p>
      <text:p text:style-name="Comando">0</text:p>
      <text:p text:style-name="Comando">aluno@curso:~$ N="casa"; [ -z "$N" ]; echo $?</text:p>
      <text:p text:style-name="Comando">1</text:p>
      <text:p text:style-name="Comando">aluno@curso:~$ N="casa"; [ -n "$N" ]; echo $?</text:p>
      <text:p text:style-name="Comando">0</text:p>
      <text:p text:style-name="Comando">aluno@curso:~$ N="casa"; [ "$N" ]; echo $?</text:p>
      <text:p text:style-name="Comando">0</text:p>
      <text:p text:style-name="Text_20_body"/>
      <table:table table:name="Tabela4" table:style-name="Tabela4">
        <table:table-column table:style-name="Tabela4.A"/>
        <table:table-column table:style-name="Tabela4.B"/>
        <table:table-column table:style-name="Tabela4.C"/>
        <table:table-row>
          <table:table-cell table:style-name="Tabela4.A1" office:value-type="string">
            <text:p text:style-name="Table_20_Contents">Tipo de Teste</text:p>
          </table:table-cell>
          <table:table-cell table:style-name="Tabela4.A1" office:value-type="string">
            <text:p text:style-name="Table_20_Contents">Opção</text:p>
          </table:table-cell>
          <table:table-cell table:style-name="Tabela4.C1" office:value-type="string">
            <text:p text:style-name="Table_20_Contents">Significado</text:p>
          </table:table-cell>
        </table:table-row>
        <table:table-row>
          <table:table-cell table:style-name="Tabela4.A2" table:number-rows-spanned="4" office:value-type="string">
            <text:p text:style-name="Table_20_Contents">Arquivo</text:p>
          </table:table-cell>
          <table:table-cell table:style-name="Tabela4.B2" office:value-type="string">
            <text:p text:style-name="Table_20_Contents">-f</text:p>
          </table:table-cell>
          <table:table-cell table:style-name="Tabela4.C2" office:value-type="string">
            <text:p text:style-name="Table_20_Contents">Verdadeiro se o arquivo existe e poder ser lido</text:p>
          </table:table-cell>
        </table:table-row>
        <table:table-row>
          <table:covered-table-cell/>
          <table:table-cell table:style-name="Tabela4.B3" office:value-type="string">
            <text:p text:style-name="Table_20_Contents">-w</text:p>
          </table:table-cell>
          <table:table-cell table:style-name="Tabela4.C3" office:value-type="string">
            <text:p text:style-name="Table_20_Contents">Verdadeiro se o arquivo existe e pode ser gravado</text:p>
          </table:table-cell>
        </table:table-row>
        <table:table-row>
          <table:covered-table-cell/>
          <table:table-cell table:style-name="Tabela4.B4" office:value-type="string">
            <text:p text:style-name="Table_20_Contents">-x</text:p>
          </table:table-cell>
          <table:table-cell table:style-name="Tabela4.C4" office:value-type="string">
            <text:p text:style-name="Table_20_Contents">Verdadeiro se o arquivo existe e pode ser executado</text:p>
          </table:table-cell>
        </table:table-row>
        <table:table-row>
          <table:covered-table-cell/>
          <table:table-cell table:style-name="Tabela4.B5" office:value-type="string">
            <text:p text:style-name="Table_20_Contents">-d</text:p>
          </table:table-cell>
          <table:table-cell table:style-name="Tabela4.C5" office:value-type="string">
            <text:p text:style-name="Table_20_Contents">Verdadeiro se o arquivo é um diretório</text:p>
          </table:table-cell>
        </table:table-row>
      </table:table>
      <text:p text:style-name="Text_20_body"/>
      <text:p text:style-name="Comando">Exemplo</text:p>
      <text:p text:style-name="Comando">aluno@curso:~$ ls -l primeiro.dat </text:p>
      <text:p text:style-name="Comando">-rw-rw-r--. 1 aluno aluno 10000000 Nov <text:s/>9 10:36 primeiro.dat</text:p>
      <text:p text:style-name="Comando">aluno@curso:~$ test -f primeiro.dat ; echo $?</text:p>
      <text:p text:style-name="Comando">0</text:p>
      <text:p text:style-name="Comando">aluno@curso:~$ test -w primeiro.dat ; echo $?</text:p>
      <text:p text:style-name="Comando">0</text:p>
      <text:p text:style-name="Comando">aluno@curso:~$ test -x primeiro.dat ; echo $?</text:p>
      <text:p text:style-name="Comando">1</text:p>
      <text:p text:style-name="Comando">aluno@curso:~$ test -d primeiro.dat ; echo $?</text:p>
      <text:p text:style-name="Comando">1</text:p>
      <text:p text:style-name="Comando">aluno@curso:~$ </text:p>
      <text:p text:style-name="Text_20_body"/>
      <table:table table:name="Tabela5" table:style-name="Tabela5">
        <table:table-column table:style-name="Tabela5.A"/>
        <table:table-column table:style-name="Tabela5.B"/>
        <table:table-column table:style-name="Tabela5.C"/>
        <table:table-row>
          <table:table-cell table:style-name="Tabela5.A1" office:value-type="string">
            <text:p text:style-name="Table_20_Contents">Tipo de Teste</text:p>
          </table:table-cell>
          <table:table-cell table:style-name="Tabela5.A1" office:value-type="string">
            <text:p text:style-name="Table_20_Contents">Opção</text:p>
          </table:table-cell>
          <table:table-cell table:style-name="Tabela5.C1" office:value-type="string">
            <text:p text:style-name="Table_20_Contents">Significado</text:p>
          </table:table-cell>
        </table:table-row>
        <table:table-row>
          <table:table-cell table:style-name="Tabela5.A2" table:number-rows-spanned="4" office:value-type="string">
            <text:p text:style-name="Table_20_Contents">Boleano e agrupamento</text:p>
          </table:table-cell>
          <table:table-cell table:style-name="Tabela5.B2" office:value-type="string">
            <text:p text:style-name="Table_20_Contents">-a</text:p>
          </table:table-cell>
          <table:table-cell table:style-name="Tabela5.C2" office:value-type="string">
            <text:p text:style-name="Table_20_Contents">AND (E)</text:p>
          </table:table-cell>
        </table:table-row>
        <table:table-row>
          <table:covered-table-cell/>
          <table:table-cell table:style-name="Tabela5.B4" office:value-type="string">
            <text:p text:style-name="Table_20_Contents">-o</text:p>
          </table:table-cell>
          <table:table-cell table:style-name="Tabela5.C4" office:value-type="string">
            <text:p text:style-name="Table_20_Contents">OR (OU)</text:p>
          </table:table-cell>
        </table:table-row>
        <table:table-row>
          <table:covered-table-cell/>
          <table:table-cell table:style-name="Tabela5.B4" office:value-type="string">
            <text:p text:style-name="Table_20_Contents">!</text:p>
          </table:table-cell>
          <table:table-cell table:style-name="Tabela5.C4" office:value-type="string">
            <text:p text:style-name="Table_20_Contents">NOT (NÃO)</text:p>
          </table:table-cell>
        </table:table-row>
        <table:table-row>
          <table:covered-table-cell/>
          <table:table-cell table:style-name="Tabela5.B5" office:value-type="string">
            <text:p text:style-name="Table_20_Contents">\( \)</text:p>
          </table:table-cell>
          <table:table-cell table:style-name="Tabela5.C5" office:value-type="string">
            <text:p text:style-name="Table_20_Contents">Agrupamento de condições</text:p>
          </table:table-cell>
        </table:table-row>
      </table:table>
      <text:p text:style-name="Text_20_body"/>
      <text:p text:style-name="Comando">Exemplo</text:p>
      <text:p text:style-name="Comando">aluno@curso:~$ RESP="S"; test "$RESP" = s -o "$RESP" = S; echo $?</text:p>
      <text:p text:style-name="Comando">0</text:p>
      <text:p text:style-name="Comando">aluno@curso:~$ RESP="s"; test "$RESP" = s -o "$RESP" = S; echo $?</text:p>
      <text:p text:style-name="Comando"><text:soft-page-break/>0</text:p>
      <text:p text:style-name="Comando">aluno@curso:~$ RESP="N"; test "$RESP" = s -o "$RESP" = S; echo $?</text:p>
      <text:p text:style-name="Comando">1</text:p>
      <text:p text:style-name="Comando">aluno@curso:~$ [ -d primeiro.dat ]; echo $?</text:p>
      <text:p text:style-name="Comando">1</text:p>
      <text:p text:style-name="Comando">aluno@curso:~$ [ ! -d primeiro.dat ]; echo $?</text:p>
      <text:p text:style-name="Comando">0</text:p>
      <text:p text:style-name="Comando">aluno@curso:~$ DIA=9; RESP="N"; [ "$RESP" = N -a "$DIA" = 9 ]; echo $?</text:p>
      <text:p text:style-name="Comando">0</text:p>
      <text:p text:style-name="Comando">aluno@curso:~$ DIA=9; RESP="N"; [ "$RESP" = S -a "$DIA" = 9 ]; echo $?</text:p>
      <text:p text:style-name="Comando">1</text:p>
      <text:p text:style-name="Comando">aluno@curso:~$ DIA=9; RESP="N"; [ ! \( "$RESP" = S \) -a \( $DIA -le 9 \) ]; echo $?</text:p>
      <text:p text:style-name="Comando">0</text:p>
      <text:p text:style-name="Comando">aluno@curso:~$ </text:p>
      <text:p text:style-name="Text_20_body"/>
      <text:p text:style-name="Text_20_body">Verifique no manual do comando test (man test) outros operadores que podem ser utilizados.</text:p>
      <text:p text:style-name="Text_20_body"/>
      <text:p text:style-name="Text_20_body">Gerando seus próprios códigos de retorno</text:p>
      <text:p text:style-name="Text_20_body"/>
      <text:p text:style-name="Text_20_body">Numa dada situação pode ser necessário que seu script gere códigos de retorno ao shell, podemos fazer isto através do comando exit. Este comando ao ser invocado encerra imediatamente o scprit no pondo de onde for chamado e gera um código de retorno. Caso nenhum parâmetro seja acrescentado ao comando, o código gerado será 0, porém o próprio programador pode definir códigos distintos de acordo com sua conveniência. Do mesmo modo com o comando return um código de retorno pode ser gerado por uma função, a diferença é que o return interrompe a execução da função somente, continuando o script a partir da linha consecutiva a chamada da função.</text:p>
      <text:p text:style-name="Text_20_body"/>
      <text:p text:style-name="Comando">Script – retorno.sh</text:p>
      <text:p text:style-name="Comando">#!/bin/bash</text:p>
      <text:p text:style-name="Comando">#------------------</text:p>
      <text:p text:style-name="Comando"># Script: retorno.sh</text:p>
      <text:p text:style-name="Comando"># Simula codigos de retorno de funcao e do script</text:p>
      <text:p text:style-name="Comando">#------------------</text:p>
      <text:p text:style-name="Comando"/>
      <text:p text:style-name="Comando"># funcao que simula a saida normal de uma funcao</text:p>
      <text:p text:style-name="Comando">funcao-ok()</text:p>
      <text:p text:style-name="Comando">{</text:p>
      <text:p text:style-name="Comando"><text:s text:c="3"/>echo execucao da funcao-ok...</text:p>
      <text:p text:style-name="Comando">}</text:p>
      <text:p text:style-name="Comando"/>
      <text:p text:style-name="Comando"># funcao que simula a interrupcao de uma funcao</text:p>
      <text:p text:style-name="Comando">funcao-falha()</text:p>
      <text:p text:style-name="Comando">{</text:p>
      <text:p text:style-name="Comando"><text:s text:c="3"/>echo execucao da funcao-falha</text:p>
      <text:p text:style-name="Comando"><text:s text:c="3"/>return 99 </text:p>
      <text:p text:style-name="Comando"><text:s text:c="3"/>echo esta linha nao sera executada</text:p>
      <text:p text:style-name="Comando">}</text:p>
      <text:p text:style-name="Comando"/>
      <text:p text:style-name="Comando"># codigo principal</text:p>
      <text:p text:style-name="Comando">echo Iniciando a simulacao...</text:p>
      <text:p text:style-name="Comando">funcao-ok</text:p>
      <text:p text:style-name="Comando">echo Codigo de retorno: $?</text:p>
      <text:p text:style-name="Comando"><text:soft-page-break/></text:p>
      <text:p text:style-name="Comando">funcao-falha</text:p>
      <text:p text:style-name="Comando">echo Codigo de retorno: $?</text:p>
      <text:p text:style-name="Comando"/>
      <text:p text:style-name="Comando">exit 1</text:p>
      <text:p text:style-name="Comando"/>
      <text:p text:style-name="Comando">echo Esta linha nem chegara a ser executada</text:p>
      <text:p text:style-name="Text_20_body"/>
      <text:p text:style-name="Comando">Exemplo</text:p>
      <text:p text:style-name="Comando">aluno@curso:~$ ./retorno.sh </text:p>
      <text:p text:style-name="Comando">Iniciand a simulacao...</text:p>
      <text:p text:style-name="Comando">execucao da funcao-ok...</text:p>
      <text:p text:style-name="Comando">Codigo de retorno: 0</text:p>
      <text:p text:style-name="Comando">execucao da funcao-falha</text:p>
      <text:p text:style-name="Comando">Codigo de retorno: 99</text:p>
      <text:p text:style-name="Comando">aluno@curso:~$ echo $?</text:p>
      <text:p text:style-name="Comando">1</text:p>
      <text:p text:style-name="Comando">aluno@curso:~$ </text:p>
      <text:p text:style-name="Text_20_body"/>
      <text:p text:style-name="Text_20_body">Desvio condicional</text:p>
      <text:p text:style-name="Text_20_body"/>
      <text:p text:style-name="Text_20_body">O desvio condicional nos auxilia a determinar qual o comportamento do script diante de certa situação já prevista, ou não, permitindo executar a ação mais adequada. Vamos trabalhar os comandos intrínsecos do shell: if, then, else, elif e fi. A sintaxe para uso dos comandos são:</text:p>
      <text:p text:style-name="Comando">Sintaxe - <text:s/>if, then, else, elif e fi</text:p>
      <text:p text:style-name="Comando">if [ condição1 ] ; then</text:p>
      <text:p text:style-name="Comando"><text:tab/>comandos…</text:p>
      <text:p text:style-name="Comando">elif [ condição2 ]; then</text:p>
      <text:p text:style-name="Comando"><text:tab/>comandos…</text:p>
      <text:p text:style-name="Comando">eles</text:p>
      <text:p text:style-name="Comando"><text:tab/>comandos...</text:p>
      <text:p text:style-name="Comando">fi</text:p>
      <text:p text:style-name="Text_20_body"/>
      <text:p text:style-name="Comando">Script – condicional1.sh</text:p>
      <text:p text:style-name="Comando">#!/bin/bash</text:p>
      <text:p text:style-name="Comando">#------------------</text:p>
      <text:p text:style-name="Comando"># Script: condicional1.sh</text:p>
      <text:p text:style-name="Comando"># Demonstra o uso de desvio condicional</text:p>
      <text:p text:style-name="Comando">#------------------</text:p>
      <text:p text:style-name="Comando"/>
      <text:p text:style-name="Comando">read -p "Informe seu nome: " NOME</text:p>
      <text:p text:style-name="Comando"/>
      <text:p text:style-name="Comando"># caso o usuario nao informe seu nome, </text:p>
      <text:p text:style-name="Comando"># o script sera encerrado</text:p>
      <text:p text:style-name="Comando">if [ -z "$NOME" ]; then</text:p>
      <text:p text:style-name="Comando"><text:s text:c="3"/>echo Voce deveria ter informado seu nome</text:p>
      <text:p text:style-name="Comando"><text:s text:c="3"/>exit 1</text:p>
      <text:p text:style-name="Comando">fi</text:p>
      <text:p text:style-name="Comando"/>
      <text:p text:style-name="Comando">read -p "Informe o ano que você nasceu (aaaa): " ANO</text:p>
      <text:p text:style-name="Comando"/>
      <text:p text:style-name="Comando"># testa se o usuario nasceu em ano bissexto</text:p>
      <text:p text:style-name="Comando">if [ $(($ANO%4)) -eq 0 ]; then</text:p>
      <text:p text:style-name="Comando"><text:s text:c="3"/>echo O ano que voce nasceu foi um ano bissexto</text:p>
      <text:p text:style-name="Comando">else</text:p>
      <text:p text:style-name="Comando"><text:s text:c="3"/>echo O ano que voce nasceu nao foi um ano bissexto</text:p>
      <text:p text:style-name="Comando">fi</text:p>
      <text:p text:style-name="Comando"/>
      <text:p text:style-name="Comando">read -p "Informe o mes (numerico) <text:s/>que voce nasceu: " MES</text:p>
      <text:p text:style-name="Comando"/>
      <text:p text:style-name="Comando"><text:soft-page-break/># informa ao usuario em qual trimestre do ano ele nasceu</text:p>
      <text:p text:style-name="Comando">if [ $MES -le 3 ]; then</text:p>
      <text:p text:style-name="Comando"><text:s text:c="3"/>echo Voce nasceu no primeiro trimestre do ano</text:p>
      <text:p text:style-name="Comando">elif [ $MES -le 6 ]; then</text:p>
      <text:p text:style-name="Comando"><text:s text:c="3"/>echo Voce nasceu no segundo trimestre do ano</text:p>
      <text:p text:style-name="Comando">elif [ $MES -le 9 ]; then</text:p>
      <text:p text:style-name="Comando"><text:s text:c="3"/>echo Voce nasceu no terceiro trimestre do ano</text:p>
      <text:p text:style-name="Comando">else</text:p>
      <text:p text:style-name="Comando"><text:s text:c="3"/>echo Voce nasceu no ultimo trimestre do ano</text:p>
      <text:p text:style-name="Comando">fi</text:p>
      <text:p text:style-name="Text_20_body"/>
      <text:p text:style-name="Comando">Exemplo</text:p>
      <text:p text:style-name="Comando">aluno@curso:~$ ./condicional1.sh </text:p>
      <text:p text:style-name="Comando">Informe seu nome: </text:p>
      <text:p text:style-name="Comando">Voce deveria ter informado seu nome</text:p>
      <text:p text:style-name="Comando">aluno@curso:~$ echo $?</text:p>
      <text:p text:style-name="Comando">1</text:p>
      <text:p text:style-name="Comando">aluno@curso:~$ ./condicional1.sh </text:p>
      <text:p text:style-name="Comando">Informe seu nome: jose</text:p>
      <text:p text:style-name="Comando">Informe o ano que você nasceu (aaaa): 1974</text:p>
      <text:p text:style-name="Comando">O ano que voce nasceu nao foi um ano bissexto</text:p>
      <text:p text:style-name="Comando">Informe o mes (numerico) <text:s/>que voce nasceu: 7</text:p>
      <text:p text:style-name="Comando">Voce nasceu no terceiro trimestre do ano</text:p>
      <text:p text:style-name="Comando">aluno@curso:~$ echo $?</text:p>
      <text:p text:style-name="Comando">0</text:p>
      <text:p text:style-name="Text_20_body"/>
      <text:p text:style-name="Text_20_body">Outro desvio condicional muito utilizado é o case, in, esac. Com ele temos a possibilidade de comparar uma variável a N possíveis padrões e executar comandos caso um desdes padrões, ou nenhum, seja encontrado.</text:p>
      <text:p text:style-name="Comando">Sintaxe - case, in, esac</text:p>
      <text:p text:style-name="Comando">case VARIAVEL in</text:p>
      <text:p text:style-name="Comando"><text:tab/>padrão1) comandos…</text:p>
      <text:p text:style-name="Comando"><text:tab/><text:tab/>;;</text:p>
      <text:p text:style-name="Comando"><text:tab/>padrão2) comandos…</text:p>
      <text:p text:style-name="Comando"><text:tab/><text:tab/>;;</text:p>
      <text:p text:style-name="Comando"><text:tab/>...</text:p>
      <text:p text:style-name="Comando"><text:tab/>padrãoN) comandos…</text:p>
      <text:p text:style-name="Comando"><text:tab/><text:tab/>;;</text:p>
      <text:p text:style-name="Comando"><text:tab/>*) comandos…</text:p>
      <text:p text:style-name="Comando"><text:tab/><text:tab/>;;</text:p>
      <text:p text:style-name="Comando">esac</text:p>
      <text:p text:style-name="Text_20_body"/>
      <text:p text:style-name="Comando">Script – menu-case.sh</text:p>
      <text:p text:style-name="Comando">#!/bin/bash</text:p>
      <text:p text:style-name="Comando">#------------------</text:p>
      <text:p text:style-name="Comando"># Script: menu-case.sh</text:p>
      <text:p text:style-name="Comando"># Demonstra o uso de case para a construcao de um menu de opcoes</text:p>
      <text:p text:style-name="Comando">#------------------</text:p>
      <text:p text:style-name="Comando"/>
      <text:p text:style-name="Comando">echo -e "\n*** Menu de Opcoes ***\n"</text:p>
      <text:p text:style-name="Comando">echo "d - exibe a data e hora do sistema"</text:p>
      <text:p text:style-name="Comando">echo "w - exibe os usuarios logados"</text:p>
      <text:p text:style-name="Comando">echo -e "l - exibe os arquivos do diretorio /tmp \n"</text:p>
      <text:p text:style-name="Comando"/>
      <text:p text:style-name="Comando">read -p "Entre com sua opcao: " OPCAO</text:p>
      <text:p text:style-name="Comando"/>
      <text:p text:style-name="Comando">case $OPCAO in</text:p>
      <text:p text:style-name="Comando"><text:s text:c="3"/>[dD]) date ;;</text:p>
      <text:p text:style-name="Comando"><text:s text:c="3"/>[wW]) w;;</text:p>
      <text:p text:style-name="Comando"><text:s text:c="3"/>[lL]) ls -l /tmp;;</text:p>
      <text:p text:style-name="Comando"><text:s text:c="6"/>*) echo Opcao invalida ;;</text:p>
      <text:p text:style-name="Comando">esac</text:p>
      <text:p text:style-name="Text_20_body"/>
      <text:p text:style-name="Comando"><text:soft-page-break/>Exemplo</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d</text:p>
      <text:p text:style-name="Comando">Qua Nov <text:s/>9 17:20:29 AMT 2016</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W</text:p>
      <text:p text:style-name="Comando"><text:s/>17:20:35 up <text:s/>3:18, <text:s/>1 users, <text:s/>load average: 0,30, 0,19, 0,21</text:p>
      <text:p text:style-name="Comando">USER <text:s text:c="4"/>TTY <text:s text:c="7"/>LOGIN@ <text:s text:c="2"/>IDLE <text:s text:c="2"/>JCPU <text:s text:c="2"/>PCPU WHAT</text:p>
      <text:p text:style-name="Comando">aluno <text:s text:c="3"/>pts/0 <text:s text:c="5"/>14:04 <text:s text:c="3"/>3:16m <text:s/>0.05s <text:s/>0.05s /bin/bash</text:p>
      <text:p text:style-name="Comando">aluno@curso:~$ ./menu-case.sh </text:p>
      <text:p text:style-name="Comando"/>
      <text:p text:style-name="Comando">*** Menu de Opcoes ***</text:p>
      <text:p text:style-name="Comando"/>
      <text:p text:style-name="Comando">d - exibe a data e hora do sistema</text:p>
      <text:p text:style-name="Comando">w - exibe os usuarios logados</text:p>
      <text:p text:style-name="Comando">l - exibe os arquivos do diretorio /tmp </text:p>
      <text:p text:style-name="Comando"/>
      <text:p text:style-name="Comando">Entre com sua opcao: 6</text:p>
      <text:p text:style-name="Comando">Opcao invalida</text:p>
      <text:p text:style-name="Comando">aluno@curso:~$ </text:p>
      <text:p text:style-name="Text_20_body"/>
      <text:p text:style-name="Text_20_body">Estruturas de repetição</text:p>
      <text:p text:style-name="Text_20_body"/>
      <text:p text:style-name="Text_20_body">É bastante comum necessitarmos realizar a mesma ação uma quantidade de vezes até atingirmos uma certa condição. O bash possui três possibilidade de realizarmos laços, ou loop, como queiram. São elas o while, until e for.</text:p>
      <text:p text:style-name="Text_20_body"/>
      <table:table table:name="Tabela6" table:style-name="Tabela6">
        <table:table-column table:style-name="Tabela6.A"/>
        <table:table-column table:style-name="Tabela6.B"/>
        <table:table-column table:style-name="Tabela6.C"/>
        <table:table-row>
          <table:table-cell table:style-name="Tabela6.A1" office:value-type="string">
            <text:p text:style-name="Table_20_Contents">Comando</text:p>
          </table:table-cell>
          <table:table-cell table:style-name="Tabela6.A1" office:value-type="string">
            <text:p text:style-name="Table_20_Contents">Ação</text:p>
          </table:table-cell>
          <table:table-cell table:style-name="Tabela6.C1" office:value-type="string">
            <text:p text:style-name="Table_20_Contents">Sintaxe</text:p>
          </table:table-cell>
        </table:table-row>
        <table:table-row>
          <table:table-cell table:style-name="Tabela6.A2" office:value-type="string">
            <text:p text:style-name="Table_20_Contents">while</text:p>
          </table:table-cell>
          <table:table-cell table:style-name="Tabela6.A2" office:value-type="string">
            <text:p text:style-name="Table_20_Contents">Cria um laço de repetição, e executa os comandos enquanto uma dada condição é verdadeira</text:p>
          </table:table-cell>
          <table:table-cell table:style-name="Tabela6.C2" office:value-type="string">
            <text:p text:style-name="Table_20_Contents">while condição; do</text:p>
            <text:p text:style-name="Table_20_Contents"><text:tab/>comandos…</text:p>
            <text:p text:style-name="Table_20_Contents"><text:tab/>comandos…</text:p>
            <text:p text:style-name="Table_20_Contents"><text:tab/>comandos…</text:p>
            <text:p text:style-name="Table_20_Contents">done</text:p>
          </table:table-cell>
        </table:table-row>
        <table:table-row>
          <table:table-cell table:style-name="Tabela6.A2" office:value-type="string">
            <text:p text:style-name="Table_20_Contents">until</text:p>
          </table:table-cell>
          <table:table-cell table:style-name="Tabela6.A2" office:value-type="string">
            <text:p text:style-name="Table_20_Contents">Cria um laço de repetição, e executa os comandos até que uma dada condição seja verdadeira</text:p>
          </table:table-cell>
          <table:table-cell table:style-name="Tabela6.C2" office:value-type="string">
            <text:p text:style-name="Table_20_Contents">while condição; do</text:p>
            <text:p text:style-name="Table_20_Contents"><text:tab/>comandos…</text:p>
            <text:p text:style-name="Table_20_Contents"><text:tab/>comandos…</text:p>
            <text:p text:style-name="Table_20_Contents"><text:tab/>comandos…</text:p>
            <text:p text:style-name="Table_20_Contents">done</text:p>
          </table:table-cell>
        </table:table-row>
        <table:table-row>
          <table:table-cell table:style-name="Tabela6.A2" office:value-type="string">
            <text:p text:style-name="Table_20_Contents">for</text:p>
          </table:table-cell>
          <table:table-cell table:style-name="Tabela6.A2" office:value-type="string">
            <text:p text:style-name="Table_20_Contents">É o mais flexível das estruturas, ele pode percorrer uma lista que pode ser gerada a partir de qualquer comando.</text:p>
          </table:table-cell>
          <table:table-cell table:style-name="Tabela6.C2" office:value-type="string">
            <text:p text:style-name="Table_20_Contents">for VARIÁVEL in lista; do</text:p>
            <text:p text:style-name="Table_20_Contents"><text:tab/>comandos…</text:p>
            <text:p text:style-name="Table_20_Contents"><text:tab/>comandos…</text:p>
            <text:p text:style-name="Table_20_Contents"><text:soft-page-break/><text:tab/>comandos…</text:p>
            <text:p text:style-name="Table_20_Contents">done</text:p>
            <text:p text:style-name="Table_20_Contents"/>
            <text:p text:style-name="Table_20_Contents">for (( expresão condicional)); do</text:p>
            <text:p text:style-name="Table_20_Contents"><text:tab/>comandos…</text:p>
            <text:p text:style-name="Table_20_Contents"><text:tab/>comandos…</text:p>
            <text:p text:style-name="Table_20_Contents"><text:tab/>comandos…</text:p>
            <text:p text:style-name="Table_20_Contents">done</text:p>
          </table:table-cell>
        </table:table-row>
      </table:table>
      <text:p text:style-name="Text_20_body"/>
      <text:p text:style-name="Comando">Script – laco-while.sh</text:p>
      <text:p text:style-name="Comando">#!/bin/bash</text:p>
      <text:p text:style-name="Comando">#------------------</text:p>
      <text:p text:style-name="Comando"># Script: laco-while.sh</text:p>
      <text:p text:style-name="Comando"># Le dados num laco while e insere num arquivo</text:p>
      <text:p text:style-name="Comando">#------------------</text:p>
      <text:p text:style-name="Comando"/>
      <text:p text:style-name="Comando"/>
      <text:p text:style-name="Comando">RESP=s</text:p>
      <text:p text:style-name="Comando"/>
      <text:p text:style-name="Comando">while [ "$RESP" = "s" -o "$RESP" = "S" ]; do</text:p>
      <text:p text:style-name="Comando"/>
      <text:p text:style-name="Comando"><text:s text:c="3"/>read -p "Digite um nome: " NOME</text:p>
      <text:p text:style-name="Comando"><text:s text:c="3"/>read -p "Digite um numero: " NUMERO</text:p>
      <text:p text:style-name="Comando"><text:s text:c="3"/>echo $(date +"%x %X"),$NOME,$NUMERO &gt;&gt; ./dados.txt</text:p>
      <text:p text:style-name="Comando"/>
      <text:p text:style-name="Comando"><text:s text:c="3"/>read -p "Continua (S/N)? " RESP</text:p>
      <text:p text:style-name="Comando"/>
      <text:p text:style-name="Comando">done</text:p>
      <text:p text:style-name="Comando"/>
      <text:p text:style-name="Comando">cat ./dados.txt</text:p>
      <text:p text:style-name="Text_20_body"/>
      <text:p text:style-name="Text_20_body"/>
      <text:p text:style-name="Comando">Exemplo</text:p>
      <text:p text:style-name="Comando">aluno@curso:~$ ./laco-while.sh </text:p>
      <text:p text:style-name="Comando">Digite um nome: Marcos</text:p>
      <text:p text:style-name="Comando">Digite um numero: 30</text:p>
      <text:p text:style-name="Comando">Continua (S/N)? s</text:p>
      <text:p text:style-name="Comando">Digite um nome: Diana</text:p>
      <text:p text:style-name="Comando">Digite um numero: 28</text:p>
      <text:p text:style-name="Comando">Continua (S/N)? n</text:p>
      <text:p text:style-name="Comando">10-11-2016 09:55:55,Marcos,30</text:p>
      <text:p text:style-name="Comando">10-11-2016 09:56:02,Diana,28</text:p>
      <text:p text:style-name="Comando">aluno@curso:~$ </text:p>
      <text:p text:style-name="Text_20_body"/>
      <text:p text:style-name="Text_20_body">Notemos que na sintaxe de while utilizamos uma condição formada a partir do operador [ expressão ] e o teste de strings, junto do operador boleano -o (ou) . Mas poderíamos também realizar uma avaliação aritmética, se o caso exigisse, utilizando o operador (( expressão )).</text:p>
      <text:p text:style-name="Text_20_body"/>
      <text:p text:style-name="Comando">Script – laco-until.sh</text:p>
      <text:p text:style-name="Comando">#!/bin/bash</text:p>
      <text:p text:style-name="Comando">#------------------</text:p>
      <text:p text:style-name="Comando"># Script: laco-until.sh</text:p>
      <text:p text:style-name="Comando"># Realiza uma contagem regressiva com o laco until</text:p>
      <text:p text:style-name="Comando">#------------------</text:p>
      <text:p text:style-name="Comando"/>
      <text:p text:style-name="Comando">echo Prepare-se para uma contagem regressiva...</text:p>
      <text:p text:style-name="Comando"><text:soft-page-break/></text:p>
      <text:p text:style-name="Comando">CONTADOR=5</text:p>
      <text:p text:style-name="Comando"/>
      <text:p text:style-name="Comando">until (( CONTADOR &lt; 1 )); do</text:p>
      <text:p text:style-name="Comando"/>
      <text:p text:style-name="Comando"><text:s text:c="3"/>echo $CONTADOR...</text:p>
      <text:p text:style-name="Comando"><text:s text:c="3"/>let CONTADOR=CONTADOR-1</text:p>
      <text:p text:style-name="Comando"><text:s text:c="3"/>sleep 1</text:p>
      <text:p text:style-name="Comando"/>
      <text:p text:style-name="Comando">done</text:p>
      <text:p text:style-name="Comando"/>
      <text:p text:style-name="Comando">echo Fim!</text:p>
      <text:p text:style-name="Text_20_body"/>
      <text:p text:style-name="Comando">Exemplo</text:p>
      <text:p text:style-name="Comando">aluno@curso:~$ ./laco-until.sh </text:p>
      <text:p text:style-name="Comando">Prepare-se para uma contagem regressiva...</text:p>
      <text:p text:style-name="Comando">5...</text:p>
      <text:p text:style-name="Comando">4...</text:p>
      <text:p text:style-name="Comando">3...</text:p>
      <text:p text:style-name="Comando">2...</text:p>
      <text:p text:style-name="Comando">1...</text:p>
      <text:p text:style-name="Comando">Fim!</text:p>
      <text:p text:style-name="Comando">aluno@curso:~$ </text:p>
      <text:p text:style-name="Text_20_body"/>
      <text:p text:style-name="Text_20_body">O laço for é bastante interessante, pois podemos percorrer listas geradas a partir de qualquer comando.</text:p>
      <text:p text:style-name="Text_20_body"/>
      <text:p text:style-name="Comando">Script – laco-for.sh</text:p>
      <text:p text:style-name="Comando">#!/bin/bash</text:p>
      <text:p text:style-name="Comando">#------------------</text:p>
      <text:p text:style-name="Comando"># Script: laco-for.sh</text:p>
      <text:p text:style-name="Comando"># Gerar lacos com o comando for</text:p>
      <text:p text:style-name="Comando">#------------------</text:p>
      <text:p text:style-name="Comando"/>
      <text:p text:style-name="Comando">echo Listagem dos arquivos do diretorio atual</text:p>
      <text:p text:style-name="Comando"/>
      <text:p text:style-name="Comando">for ARQ in *; do</text:p>
      <text:p text:style-name="Comando"><text:s text:c="3"/>if [ -d "$ARQ" ]; then</text:p>
      <text:p text:style-name="Comando"><text:s text:c="6"/>echo -e "\tdiretorio\t-\t$ARQ"</text:p>
      <text:p text:style-name="Comando"><text:s text:c="3"/>elif [ -x "$ARQ" ]; then</text:p>
      <text:p text:style-name="Comando"><text:s text:c="6"/>echo -e "\texecutavel\t-\t$ARQ"</text:p>
      <text:p text:style-name="Comando"><text:s text:c="3"/>else</text:p>
      <text:p text:style-name="Comando"><text:s text:c="6"/>echo -e "\tarquivo\t\t-\t$ARQ"</text:p>
      <text:p text:style-name="Comando"><text:s text:c="3"/>fi</text:p>
      <text:p text:style-name="Comando">done</text:p>
      <text:p text:style-name="Comando"/>
      <text:p text:style-name="Comando">echo Rotina com laco com avaliacao aritmetica</text:p>
      <text:p text:style-name="Comando">echo -en "\t"</text:p>
      <text:p text:style-name="Comando"/>
      <text:p text:style-name="Comando">for ((X=1;X&lt;=5;X=X+1)); do</text:p>
      <text:p text:style-name="Comando"><text:s text:c="3"/>echo -n $X...</text:p>
      <text:p text:style-name="Comando">done</text:p>
      <text:p text:style-name="Comando"/>
      <text:p text:style-name="Comando">echo</text:p>
      <text:p text:style-name="Comando">echo Gerando uma lista a partir de um comando</text:p>
      <text:p text:style-name="Comando"/>
      <text:p text:style-name="Comando">IFS=$'\t\n'</text:p>
      <text:p text:style-name="Comando">for LINHA in `cat dados.txt`; do</text:p>
      <text:p text:style-name="Comando"><text:s text:c="3"/>echo -e "\tRegistro: $LINHA"</text:p>
      <text:p text:style-name="Comando"><text:s text:c="3"/>DATA=$(echo $LINHA | cut -d "," -f 1)</text:p>
      <text:p text:style-name="Comando"><text:s text:c="3"/>NOME=$(echo $LINHA | cut -d "," -f 2)</text:p>
      <text:p text:style-name="Comando"><text:s text:c="3"/>NUM=$(echo $LINHA | cut -d "," -f 3)</text:p>
      <text:p text:style-name="Comando"><text:s text:c="3"/>echo -e "\t\tData do Registro: $DATA\n\t\tNome: $NOME\t\tNumero: $NUM"</text:p>
      <text:p text:style-name="Comando">done</text:p>
      <text:p text:style-name="Text_20_body"/>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Negrito"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mando" style:family="paragraph" style:parent-style-name="Standard" style:next-style-name="Text_20_body" style:master-page-name="">
      <style:graphic-properties draw:fill="solid" draw:fill-color="#dddddd" draw:fill-image-width="0cm" draw:fill-image-height="0cm"/>
      <style:paragraph-properties fo:margin-left="0cm" fo:margin-right="0cm" fo:line-height="100%" fo:hyphenation-ladder-count="no-limit" fo:text-indent="0cm" style:auto-text-indent="false" style:page-number="auto" fo:background-color="#dddddd" fo:padding="0.049cm" fo:border="0.06pt solid #000000" style:shadow="none">
        <style:tab-stops/>
      </style:paragraph-properties>
      <style:text-properties style:font-name="Courier 10 Pitch" fo:font-family="'Courier 10 Pitch'" style:font-style-name="Regular" style:font-pitch="fixed" fo:font-size="8pt" fo:background-color="transparent" style:font-size-asian="10.5pt" fo:hyphenate="false" fo:hyphenation-remain-char-count="2" fo:hyphenation-push-char-count="2"/>
    </style:style>
    <style:style style:name="Illustration" style:family="paragraph" style:parent-style-name="Caption" style:next-style-name="Text_20_body" style:list-style-name="Numbering_20_1" style:class="extra" style:master-page-name="">
      <style: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ítulo_20_1_20_-_20_ABNT" style:display-name="Título 1 - ABNT" style:family="paragraph" style:parent-style-name="Text_20_body" style:next-style-name="Text_20_body" style:default-outline-level="1" style:master-page-name="">
      <style:graphic-properties draw:fill-image-width="0cm" draw:fill-image-height="0cm"/>
      <style:paragraph-properties fo:margin-left="0cm" fo:margin-right="0cm" fo:margin-top="0cm" fo:margin-bottom="0cm" loext:contextual-spacing="false" fo:line-height="150%" fo:text-indent="0cm" style:auto-text-indent="false" style:page-number="auto" style:shadow="none" style:writing-mode="lr-tb">
        <style:tab-stops/>
      </style:paragraph-properties>
      <style:text-properties fo:text-transform="uppercase" fo:color="#000000" style:text-line-through-style="none" style:text-line-through-type="none" style:font-name="Liberation Serif1" fo:font-family="'Liberation Serif'" style:font-style-name="Negrito" style:font-family-generic="roman" style:font-pitch="variable" fo:font-size="12pt" fo:font-style="normal" style:text-underline-style="none" fo:font-weight="bold" style:text-blinking="false" fo:background-color="transparent" style:font-size-asian="10.5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ítulo_20_2_20_-_20_ABNT" style:display-name="Título 2 - ABNT" style:family="paragraph" style:parent-style-name="Text_20_body" style:default-outline-level="2">
      <style:paragraph-properties fo:margin-left="0cm" fo:margin-right="0cm" fo:text-indent="0cm" style:auto-text-indent="false"/>
      <style:text-properties fo:text-transform="uppercase" style:font-name="Liberation Serif2" fo:font-family="'Liberation Serif'" style:font-style-name="Regular" style:font-family-generic="roman" style:font-pitch="variable" fo:font-style="normal" fo:font-weight="normal" style:font-size-asian="10.5pt"/>
    </style:style>
    <style:style style:name="Título_20_3_20_-_20_ABNT" style:display-name="Título 3 - ABNT" style:family="paragraph" style:parent-style-name="Text_20_body" style:default-outline-lev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Liberation Sans1" fo:font-family="'Liberation Sans'" style:font-style-name="Negrito" style:font-family-generic="swiss" style:font-pitch="variable" fo:font-weight="bold" style:font-size-asian="10.5pt"/>
    </style:style>
    <style:style style:name="Título_20_4_20_-_20_ABNT" style:display-name="Título 4 - ABNT" style:family="paragraph" style:parent-style-name="Text_20_body" style:default-outline-level="4">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fo:color="#000000" style:text-line-through-style="none" style:text-line-through-type="none" style:font-name="Liberation Sans2" fo:font-family="'Liberation Sans'" style:font-style-name="Regular" style:font-family-generic="swiss" style:font-pitch="variable" fo:font-size="12pt" fo:font-style="normal" style:text-underline-style="none" fo:font-weight="normal" officeooo:rsid="0014890f" style:text-blinking="false" fo:background-color="transparent" style:font-size-asian="10.5pt" style:font-weight-asian="normal" style:font-weight-complex="normal"/>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ítulo_20_Exemplo" style:display-name="Título Exemplo" style:family="paragraph" style:parent-style-name="Comando">
      <style:paragraph-properties fo:padding="0cm" fo:border="none"/>
      <style:text-properties fo:font-weight="bold"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stilo_20_comando" style:display-name="Estilo comando" style:family="text">
      <style:text-properties style:font-name="Courier 10 Pitch" fo:font-family="'Courier 10 Pitch'" style:font-style-name="Regular" style:font-pitch="fixed" fo:font-size="10pt" fo:background-color="transparent" style:font-size-asian="10.5pt"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Figura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Figura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Figura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Figura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Figura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Figura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Figura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Figura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Figura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Figura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09:08:49.290665680</meta:creation-date>
    <meta:generator>LibreOffice/5.0.0.5$Linux_X86_64 LibreOffice_project/437e4abdf9e72fd0a6e6f8697a0e659bc77f9b10</meta:generator>
    <dc:date>2016-11-10T15:12:52.678899443</dc:date>
    <meta:editing-duration>P1DT1H3M26S</meta:editing-duration>
    <meta:editing-cycles>78</meta:editing-cycles>
    <meta:document-statistic meta:table-count="6" meta:image-count="0" meta:object-count="0" meta:page-count="24" meta:paragraph-count="817" meta:word-count="6366" meta:character-count="40234" meta:non-whitespace-character-count="33982"/>
  </office:meta>
</office:document-meta>
</file>